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DC000000B9E46A40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style:min-row-height="0.601cm"/>
    </style:style>
    <style:style style:name="Tabla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264653" fo:padding="0.097cm" fo:border="0.5pt solid #000000">
        <style:background-image/>
      </style:table-cell-properties>
    </style:style>
    <style:style style:name="Tabla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6" style:family="table-row">
      <style:table-row-properties style:min-row-height="0.596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097cm"/>
    </style:style>
    <style:style style:name="Tabla2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fo:background-color="#2a9d8f" fo:padding="0.097cm" fo:border="0.5pt solid #000000">
        <style:background-image/>
      </style:table-cell-properties>
    </style:style>
    <style:style style:name="Tabla2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B1" style:family="table-cell">
      <style:table-cell-properties fo:background-color="#2a9d8f" fo:padding="0.097cm" fo:border="0.5pt solid #000000">
        <style:background-image/>
      </style:table-cell-properties>
    </style:style>
    <style:style style:name="Tabla4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4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fo:background-color="#2a9d8f" fo:padding="0.097cm" fo:border="0.5pt solid #000000">
        <style:background-image/>
      </style:table-cell-properties>
    </style:style>
    <style:style style:name="Tabla3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fo:background-color="#2a9d8f" fo:padding="0.097cm" fo:border="0.5pt solid #000000">
        <style:background-image/>
      </style:table-cell-properties>
    </style:style>
    <style:style style:name="Tabla5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5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B1" style:family="table-cell">
      <style:table-cell-properties fo:background-color="#2a9d8f" fo:padding="0.097cm" fo:border="0.5pt solid #000000">
        <style:background-image/>
      </style:table-cell-properties>
    </style:style>
    <style:style style:name="Tabla6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6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6.3" style:family="table-row">
      <style:table-row-properties style:min-row-height="0.609cm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8.5cm" style:rel-column-width="32767*"/>
    </style:style>
    <style:style style:name="Tabla12.B" style:family="table-column">
      <style:table-column-properties style:column-width="8.5cm" style:rel-column-width="32768*"/>
    </style:style>
    <style:style style:name="Tabla12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2.B1" style:family="table-cell">
      <style:table-cell-properties fo:background-color="#264653" fo:padding="0.097cm" fo:border="0.5pt solid #000000">
        <style:background-image/>
      </style:table-cell-properties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.A3" style:family="table-cell">
      <style:table-cell-properties fo:background-color="#264653" fo:padding="0.097cm" fo:border-left="0.5pt solid #000000" fo:border-right="none" fo:border-top="none" fo:border-bottom="0.5pt solid #000000">
        <style:background-image/>
      </style:table-cell-properties>
    </style:style>
    <style:style style:name="Tabla12.B3" style:family="table-cell">
      <style:table-cell-properties fo:background-color="#26465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2.A4" style:family="table-cell">
      <style:table-cell-properties fo:padding="0.097cm" fo:border-left="0.5pt solid #000000" fo:border-right="none" fo:border-top="none" fo:border-bottom="0.5pt solid #000000"/>
    </style:style>
    <style:style style:name="Tabla12.B4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8.304cm" table:align="margins"/>
    </style:style>
    <style:style style:name="Tabla13.A" style:family="table-column">
      <style:table-column-properties style:column-width="2.768cm" style:rel-column-width="21845*"/>
    </style:style>
    <style:style style:name="Tabla13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3.C1" style:family="table-cell">
      <style:table-cell-properties fo:background-color="#2a9d8f" fo:padding="0.097cm" fo:border="0.5pt solid #000000">
        <style:background-image/>
      </style:table-cell-properties>
    </style:style>
    <style:style style:name="Tabla13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3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4" style:family="table">
      <style:table-properties style:width="8.308cm" table:align="margins"/>
    </style:style>
    <style:style style:name="Tabla14.A" style:family="table-column">
      <style:table-column-properties style:column-width="2.769cm" style:rel-column-width="21845*"/>
    </style:style>
    <style:style style:name="Tabla14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C1" style:family="table-cell">
      <style:table-cell-properties fo:background-color="#2a9d8f" fo:padding="0.097cm" fo:border="0.5pt solid #000000">
        <style:background-image/>
      </style:table-cell-properties>
    </style:style>
    <style:style style:name="Tabla14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4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5" style:family="table">
      <style:table-properties style:width="8.304cm" table:align="margins"/>
    </style:style>
    <style:style style:name="Tabla15.A" style:family="table-column">
      <style:table-column-properties style:column-width="2.768cm" style:rel-column-width="21845*"/>
    </style:style>
    <style:style style:name="Tabla15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5.C1" style:family="table-cell">
      <style:table-cell-properties fo:background-color="#2a9d8f" fo:padding="0.097cm" fo:border="0.5pt solid #000000">
        <style:background-image/>
      </style:table-cell-properties>
    </style:style>
    <style:style style:name="Tabla15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5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6" style:family="table">
      <style:table-properties style:width="8.308cm" table:align="margins"/>
    </style:style>
    <style:style style:name="Tabla16.A" style:family="table-column">
      <style:table-column-properties style:column-width="2.769cm" style:rel-column-width="21845*"/>
    </style:style>
    <style:style style:name="Tabla16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6.C1" style:family="table-cell">
      <style:table-cell-properties fo:background-color="#2a9d8f" fo:padding="0.097cm" fo:border="0.5pt solid #000000">
        <style:background-image/>
      </style:table-cell-properties>
    </style:style>
    <style:style style:name="Tabla16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6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3" style:family="table">
      <style:table-properties style:width="8.304cm" table:align="margins"/>
    </style:style>
    <style:style style:name="Tabla13.A" style:family="table-column">
      <style:table-column-properties style:column-width="2.768cm" style:rel-column-width="21845*"/>
    </style:style>
    <style:style style:name="Tabla13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3.C1" style:family="table-cell">
      <style:table-cell-properties fo:background-color="#2a9d8f" fo:padding="0.097cm" fo:border="0.5pt solid #000000">
        <style:background-image/>
      </style:table-cell-properties>
    </style:style>
    <style:style style:name="Tabla13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3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4" style:family="table">
      <style:table-properties style:width="8.308cm" table:align="margins"/>
    </style:style>
    <style:style style:name="Tabla14.A" style:family="table-column">
      <style:table-column-properties style:column-width="2.769cm" style:rel-column-width="21845*"/>
    </style:style>
    <style:style style:name="Tabla14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4.C1" style:family="table-cell">
      <style:table-cell-properties fo:background-color="#2a9d8f" fo:padding="0.097cm" fo:border="0.5pt solid #000000">
        <style:background-image/>
      </style:table-cell-properties>
    </style:style>
    <style:style style:name="Tabla14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4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5" style:family="table">
      <style:table-properties style:width="8.304cm" table:align="margins"/>
    </style:style>
    <style:style style:name="Tabla15.A" style:family="table-column">
      <style:table-column-properties style:column-width="2.768cm" style:rel-column-width="21845*"/>
    </style:style>
    <style:style style:name="Tabla15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5.C1" style:family="table-cell">
      <style:table-cell-properties fo:background-color="#2a9d8f" fo:padding="0.097cm" fo:border="0.5pt solid #000000">
        <style:background-image/>
      </style:table-cell-properties>
    </style:style>
    <style:style style:name="Tabla15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5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6" style:family="table">
      <style:table-properties style:width="8.308cm" table:align="margins"/>
    </style:style>
    <style:style style:name="Tabla16.A" style:family="table-column">
      <style:table-column-properties style:column-width="2.769cm" style:rel-column-width="21845*"/>
    </style:style>
    <style:style style:name="Tabla16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6.C1" style:family="table-cell">
      <style:table-cell-properties fo:background-color="#2a9d8f" fo:padding="0.097cm" fo:border="0.5pt solid #000000">
        <style:background-image/>
      </style:table-cell-properties>
    </style:style>
    <style:style style:name="Tabla16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6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7" style:family="table">
      <style:table-properties style:width="8.493cm" table:align="left"/>
    </style:style>
    <style:style style:name="Tabla7.A" style:family="table-column">
      <style:table-column-properties style:column-width="8.493cm"/>
    </style:style>
    <style:style style:name="Tabla7.A1" style:family="table-cell">
      <style:table-cell-properties fo:background-color="#264653" fo:padding="0.097cm" fo:border="0.5pt solid #000000">
        <style:background-image/>
      </style:table-cell-properties>
    </style:style>
    <style:style style:name="Tabla7.A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8.299cm" table:align="margins"/>
    </style:style>
    <style:style style:name="Tabla8.A" style:family="table-column">
      <style:table-column-properties style:column-width="4.149cm" style:rel-column-width="32767*"/>
    </style:style>
    <style:style style:name="Tabla8.B" style:family="table-column">
      <style:table-column-properties style:column-width="4.15cm" style:rel-column-width="32768*"/>
    </style:style>
    <style:style style:name="Tabla8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fo:background-color="#2a9d8f" fo:padding="0.097cm" fo:border="0.5pt solid #000000">
        <style:background-image/>
      </style:table-cell-properties>
    </style:style>
    <style:style style:name="Tabla8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8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8" style:family="table">
      <style:table-properties style:width="8.299cm" table:align="margins"/>
    </style:style>
    <style:style style:name="Tabla8.A" style:family="table-column">
      <style:table-column-properties style:column-width="4.149cm" style:rel-column-width="32767*"/>
    </style:style>
    <style:style style:name="Tabla8.B" style:family="table-column">
      <style:table-column-properties style:column-width="4.15cm" style:rel-column-width="32768*"/>
    </style:style>
    <style:style style:name="Tabla8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fo:background-color="#2a9d8f" fo:padding="0.097cm" fo:border="0.5pt solid #000000">
        <style:background-image/>
      </style:table-cell-properties>
    </style:style>
    <style:style style:name="Tabla8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8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9.B1" style:family="table-cell">
      <style:table-cell-properties fo:background-color="#264653" fo:padding="0.097cm" fo:border="0.5pt solid #000000">
        <style:background-image/>
      </style:table-cell-properties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8.304cm" table:align="margins"/>
    </style:style>
    <style:style style:name="Tabla10.A" style:family="table-column">
      <style:table-column-properties style:column-width="4.152cm" style:rel-column-width="32767*"/>
    </style:style>
    <style:style style:name="Tabla10.B" style:family="table-column">
      <style:table-column-properties style:column-width="4.152cm" style:rel-column-width="32768*"/>
    </style:style>
    <style:style style:name="Tabla10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0.B1" style:family="table-cell">
      <style:table-cell-properties fo:background-color="#2a9d8f" fo:padding="0.097cm" fo:border="0.5pt solid #000000">
        <style:background-image/>
      </style:table-cell-properties>
    </style:style>
    <style:style style:name="Tabla10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0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0" style:family="table">
      <style:table-properties style:width="8.308cm" table:align="margins"/>
    </style:style>
    <style:style style:name="Tabla20.A" style:family="table-column">
      <style:table-column-properties style:column-width="4.154cm" style:rel-column-width="32767*"/>
    </style:style>
    <style:style style:name="Tabla20.B" style:family="table-column">
      <style:table-column-properties style:column-width="4.154cm" style:rel-column-width="32768*"/>
    </style:style>
    <style:style style:name="Tabla20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0.B1" style:family="table-cell">
      <style:table-cell-properties fo:background-color="#2a9d8f" fo:padding="0.097cm" fo:border="0.5pt solid #000000">
        <style:background-image/>
      </style:table-cell-properties>
    </style:style>
    <style:style style:name="Tabla20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0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0" style:family="table">
      <style:table-properties style:width="8.304cm" table:align="margins"/>
    </style:style>
    <style:style style:name="Tabla10.A" style:family="table-column">
      <style:table-column-properties style:column-width="4.152cm" style:rel-column-width="32767*"/>
    </style:style>
    <style:style style:name="Tabla10.B" style:family="table-column">
      <style:table-column-properties style:column-width="4.152cm" style:rel-column-width="32768*"/>
    </style:style>
    <style:style style:name="Tabla10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0.B1" style:family="table-cell">
      <style:table-cell-properties fo:background-color="#2a9d8f" fo:padding="0.097cm" fo:border="0.5pt solid #000000">
        <style:background-image/>
      </style:table-cell-properties>
    </style:style>
    <style:style style:name="Tabla10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0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0" style:family="table">
      <style:table-properties style:width="8.308cm" table:align="margins"/>
    </style:style>
    <style:style style:name="Tabla20.A" style:family="table-column">
      <style:table-column-properties style:column-width="4.154cm" style:rel-column-width="32767*"/>
    </style:style>
    <style:style style:name="Tabla20.B" style:family="table-column">
      <style:table-column-properties style:column-width="4.154cm" style:rel-column-width="32768*"/>
    </style:style>
    <style:style style:name="Tabla20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0.B1" style:family="table-cell">
      <style:table-cell-properties fo:background-color="#2a9d8f" fo:padding="0.097cm" fo:border="0.5pt solid #000000">
        <style:background-image/>
      </style:table-cell-properties>
    </style:style>
    <style:style style:name="Tabla20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0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1.B1" style:family="table-cell">
      <style:table-cell-properties fo:background-color="#264653" fo:padding="0.097cm" fo:border="0.5pt solid #000000">
        <style:background-image/>
      </style:table-cell-properties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8.304cm" table:align="margins"/>
    </style:style>
    <style:style style:name="Tabla17.A" style:family="table-column">
      <style:table-column-properties style:column-width="4.152cm" style:rel-column-width="32767*"/>
    </style:style>
    <style:style style:name="Tabla17.B" style:family="table-column">
      <style:table-column-properties style:column-width="4.152cm" style:rel-column-width="32768*"/>
    </style:style>
    <style:style style:name="Tabla17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7.B1" style:family="table-cell">
      <style:table-cell-properties fo:background-color="#2a9d8f" fo:padding="0.097cm" fo:border="0.5pt solid #000000">
        <style:background-image/>
      </style:table-cell-properties>
    </style:style>
    <style:style style:name="Tabla17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7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1" style:family="table">
      <style:table-properties style:width="8.308cm" table:align="margins"/>
    </style:style>
    <style:style style:name="Tabla21.A" style:family="table-column">
      <style:table-column-properties style:column-width="4.154cm" style:rel-column-width="32767*"/>
    </style:style>
    <style:style style:name="Tabla21.B" style:family="table-column">
      <style:table-column-properties style:column-width="4.154cm" style:rel-column-width="32768*"/>
    </style:style>
    <style:style style:name="Tabla21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1.B1" style:family="table-cell">
      <style:table-cell-properties fo:background-color="#2a9d8f" fo:padding="0.097cm" fo:border="0.5pt solid #000000">
        <style:background-image/>
      </style:table-cell-properties>
    </style:style>
    <style:style style:name="Tabla2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1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7" style:family="table">
      <style:table-properties style:width="8.304cm" table:align="margins"/>
    </style:style>
    <style:style style:name="Tabla17.A" style:family="table-column">
      <style:table-column-properties style:column-width="4.152cm" style:rel-column-width="32767*"/>
    </style:style>
    <style:style style:name="Tabla17.B" style:family="table-column">
      <style:table-column-properties style:column-width="4.152cm" style:rel-column-width="32768*"/>
    </style:style>
    <style:style style:name="Tabla17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7.B1" style:family="table-cell">
      <style:table-cell-properties fo:background-color="#2a9d8f" fo:padding="0.097cm" fo:border="0.5pt solid #000000">
        <style:background-image/>
      </style:table-cell-properties>
    </style:style>
    <style:style style:name="Tabla17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7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1" style:family="table">
      <style:table-properties style:width="8.308cm" table:align="margins"/>
    </style:style>
    <style:style style:name="Tabla21.A" style:family="table-column">
      <style:table-column-properties style:column-width="4.154cm" style:rel-column-width="32767*"/>
    </style:style>
    <style:style style:name="Tabla21.B" style:family="table-column">
      <style:table-column-properties style:column-width="4.154cm" style:rel-column-width="32768*"/>
    </style:style>
    <style:style style:name="Tabla21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1.B1" style:family="table-cell">
      <style:table-cell-properties fo:background-color="#2a9d8f" fo:padding="0.097cm" fo:border="0.5pt solid #000000">
        <style:background-image/>
      </style:table-cell-properties>
    </style:style>
    <style:style style:name="Tabla2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1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8.5cm" style:rel-column-width="32767*"/>
    </style:style>
    <style:style style:name="Tabla18.B" style:family="table-column">
      <style:table-column-properties style:column-width="8.5cm" style:rel-column-width="32768*"/>
    </style:style>
    <style:style style:name="Tabla18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8.B1" style:family="table-cell">
      <style:table-cell-properties fo:background-color="#264653" fo:padding="0.097cm" fo:border="0.5pt solid #000000">
        <style:background-image/>
      </style:table-cell-properties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B2" style:family="table-cell">
      <style:table-cell-properties fo:padding="0.097cm" fo:border-left="0.5pt solid #000000" fo:border-right="0.5pt solid #000000" fo:border-top="none" fo:border-bottom="0.5pt solid #000000"/>
    </style:style>
    <style:style style:name="Tabla19" style:family="table">
      <style:table-properties style:width="8.304cm" table:align="margins"/>
    </style:style>
    <style:style style:name="Tabla19.A" style:family="table-column">
      <style:table-column-properties style:column-width="4.152cm" style:rel-column-width="32767*"/>
    </style:style>
    <style:style style:name="Tabla19.B" style:family="table-column">
      <style:table-column-properties style:column-width="4.152cm" style:rel-column-width="32768*"/>
    </style:style>
    <style:style style:name="Tabla19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9.B1" style:family="table-cell">
      <style:table-cell-properties fo:background-color="#2a9d8f" fo:padding="0.097cm" fo:border="0.5pt solid #000000">
        <style:background-image/>
      </style:table-cell-properties>
    </style:style>
    <style:style style:name="Tabla19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9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2" style:family="table">
      <style:table-properties style:width="8.308cm" table:align="margins"/>
    </style:style>
    <style:style style:name="Tabla22.A" style:family="table-column">
      <style:table-column-properties style:column-width="4.154cm" style:rel-column-width="32767*"/>
    </style:style>
    <style:style style:name="Tabla22.B" style:family="table-column">
      <style:table-column-properties style:column-width="4.154cm" style:rel-column-width="32768*"/>
    </style:style>
    <style:style style:name="Tabla22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2.B1" style:family="table-cell">
      <style:table-cell-properties fo:background-color="#2a9d8f" fo:padding="0.097cm" fo:border="0.5pt solid #000000">
        <style:background-image/>
      </style:table-cell-properties>
    </style:style>
    <style:style style:name="Tabla22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2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9" style:family="table">
      <style:table-properties style:width="8.304cm" table:align="margins"/>
    </style:style>
    <style:style style:name="Tabla19.A" style:family="table-column">
      <style:table-column-properties style:column-width="4.152cm" style:rel-column-width="32767*"/>
    </style:style>
    <style:style style:name="Tabla19.B" style:family="table-column">
      <style:table-column-properties style:column-width="4.152cm" style:rel-column-width="32768*"/>
    </style:style>
    <style:style style:name="Tabla19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9.B1" style:family="table-cell">
      <style:table-cell-properties fo:background-color="#2a9d8f" fo:padding="0.097cm" fo:border="0.5pt solid #000000">
        <style:background-image/>
      </style:table-cell-properties>
    </style:style>
    <style:style style:name="Tabla19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19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2" style:family="table">
      <style:table-properties style:width="8.308cm" table:align="margins"/>
    </style:style>
    <style:style style:name="Tabla22.A" style:family="table-column">
      <style:table-column-properties style:column-width="4.154cm" style:rel-column-width="32767*"/>
    </style:style>
    <style:style style:name="Tabla22.B" style:family="table-column">
      <style:table-column-properties style:column-width="4.154cm" style:rel-column-width="32768*"/>
    </style:style>
    <style:style style:name="Tabla22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2.B1" style:family="table-cell">
      <style:table-cell-properties fo:background-color="#2a9d8f" fo:padding="0.097cm" fo:border="0.5pt solid #000000">
        <style:background-image/>
      </style:table-cell-properties>
    </style:style>
    <style:style style:name="Tabla22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2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8.5cm" style:rel-column-width="32767*"/>
    </style:style>
    <style:style style:name="Tabla23.B" style:family="table-column">
      <style:table-column-properties style:column-width="8.5cm" style:rel-column-width="32768*"/>
    </style:style>
    <style:style style:name="Tabla23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3.B1" style:family="table-cell">
      <style:table-cell-properties fo:background-color="#264653" fo:padding="0.097cm" fo:border="0.5pt solid #000000">
        <style:background-image/>
      </style:table-cell-properties>
    </style:style>
    <style:style style:name="Tabla23.A2" style:family="table-cell">
      <style:table-cell-properties fo:padding="0.097cm" fo:border-left="0.5pt solid #000000" fo:border-right="none" fo:border-top="none" fo:border-bottom="0.5pt solid #000000"/>
    </style:style>
    <style:style style:name="Tabla23.B2" style:family="table-cell">
      <style:table-cell-properties fo:padding="0.097cm" fo:border-left="0.5pt solid #000000" fo:border-right="0.5pt solid #000000" fo:border-top="none" fo:border-bottom="0.5pt solid #000000"/>
    </style:style>
    <style:style style:name="Tabla23.A3" style:family="table-cell">
      <style:table-cell-properties fo:background-color="#264653" fo:padding="0.097cm" fo:border-left="0.5pt solid #000000" fo:border-right="none" fo:border-top="none" fo:border-bottom="0.5pt solid #000000">
        <style:background-image/>
      </style:table-cell-properties>
    </style:style>
    <style:style style:name="Tabla23.B3" style:family="table-cell">
      <style:table-cell-properties fo:background-color="#26465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4" style:family="table">
      <style:table-properties style:width="8.304cm" table:align="margins"/>
    </style:style>
    <style:style style:name="Tabla24.A" style:family="table-column">
      <style:table-column-properties style:column-width="4.152cm" style:rel-column-width="32767*"/>
    </style:style>
    <style:style style:name="Tabla24.B" style:family="table-column">
      <style:table-column-properties style:column-width="4.152cm" style:rel-column-width="32768*"/>
    </style:style>
    <style:style style:name="Tabla24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4.B1" style:family="table-cell">
      <style:table-cell-properties fo:background-color="#2a9d8f" fo:padding="0.097cm" fo:border="0.5pt solid #000000">
        <style:background-image/>
      </style:table-cell-properties>
    </style:style>
    <style:style style:name="Tabla24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4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5" style:family="table">
      <style:table-properties style:width="8.308cm" table:align="margins"/>
    </style:style>
    <style:style style:name="Tabla25.A" style:family="table-column">
      <style:table-column-properties style:column-width="4.154cm" style:rel-column-width="32767*"/>
    </style:style>
    <style:style style:name="Tabla25.B" style:family="table-column">
      <style:table-column-properties style:column-width="4.154cm" style:rel-column-width="32768*"/>
    </style:style>
    <style:style style:name="Tabla25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5.B1" style:family="table-cell">
      <style:table-cell-properties fo:background-color="#2a9d8f" fo:padding="0.097cm" fo:border="0.5pt solid #000000">
        <style:background-image/>
      </style:table-cell-properties>
    </style:style>
    <style:style style:name="Tabla25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5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4" style:family="table">
      <style:table-properties style:width="8.304cm" table:align="margins"/>
    </style:style>
    <style:style style:name="Tabla24.A" style:family="table-column">
      <style:table-column-properties style:column-width="4.152cm" style:rel-column-width="32767*"/>
    </style:style>
    <style:style style:name="Tabla24.B" style:family="table-column">
      <style:table-column-properties style:column-width="4.152cm" style:rel-column-width="32768*"/>
    </style:style>
    <style:style style:name="Tabla24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4.B1" style:family="table-cell">
      <style:table-cell-properties fo:background-color="#2a9d8f" fo:padding="0.097cm" fo:border="0.5pt solid #000000">
        <style:background-image/>
      </style:table-cell-properties>
    </style:style>
    <style:style style:name="Tabla24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4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5" style:family="table">
      <style:table-properties style:width="8.308cm" table:align="margins"/>
    </style:style>
    <style:style style:name="Tabla25.A" style:family="table-column">
      <style:table-column-properties style:column-width="4.154cm" style:rel-column-width="32767*"/>
    </style:style>
    <style:style style:name="Tabla25.B" style:family="table-column">
      <style:table-column-properties style:column-width="4.154cm" style:rel-column-width="32768*"/>
    </style:style>
    <style:style style:name="Tabla25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5.B1" style:family="table-cell">
      <style:table-cell-properties fo:background-color="#2a9d8f" fo:padding="0.097cm" fo:border="0.5pt solid #000000">
        <style:background-image/>
      </style:table-cell-properties>
    </style:style>
    <style:style style:name="Tabla25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5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8.5cm" style:rel-column-width="32767*"/>
    </style:style>
    <style:style style:name="Tabla26.B" style:family="table-column">
      <style:table-column-properties style:column-width="8.5cm" style:rel-column-width="32768*"/>
    </style:style>
    <style:style style:name="Tabla26.1" style:family="table-row">
      <style:table-row-properties style:min-row-height="0.601cm"/>
    </style:style>
    <style:style style:name="Tabla26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6.B1" style:family="table-cell">
      <style:table-cell-properties fo:background-color="#264653" fo:padding="0.097cm" fo:border="0.5pt solid #000000">
        <style:background-image/>
      </style:table-cell-properties>
    </style:style>
    <style:style style:name="Tabla26.A2" style:family="table-cell">
      <style:table-cell-properties fo:padding="0.097cm" fo:border-left="0.5pt solid #000000" fo:border-right="none" fo:border-top="none" fo:border-bottom="0.5pt solid #000000"/>
    </style:style>
    <style:style style:name="Tabla26.B2" style:family="table-cell">
      <style:table-cell-properties fo:padding="0.097cm" fo:border-left="0.5pt solid #000000" fo:border-right="0.5pt solid #000000" fo:border-top="none" fo:border-bottom="0.5pt solid #000000"/>
    </style:style>
    <style:style style:name="Tabla26.A3" style:family="table-cell">
      <style:table-cell-properties fo:background-color="#264653" fo:padding="0.097cm" fo:border-left="0.5pt solid #000000" fo:border-right="none" fo:border-top="none" fo:border-bottom="0.5pt solid #000000">
        <style:background-image/>
      </style:table-cell-properties>
    </style:style>
    <style:style style:name="Tabla26.B3" style:family="table-cell">
      <style:table-cell-properties fo:background-color="#26465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6.A4" style:family="table-cell">
      <style:table-cell-properties fo:padding="0.097cm" fo:border-left="0.5pt solid #000000" fo:border-right="none" fo:border-top="none" fo:border-bottom="0.5pt solid #000000"/>
    </style:style>
    <style:style style:name="Tabla26.B4" style:family="table-cell">
      <style:table-cell-properties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8.304cm" table:align="margins"/>
    </style:style>
    <style:style style:name="Tabla27.A" style:family="table-column">
      <style:table-column-properties style:column-width="2.768cm" style:rel-column-width="21845*"/>
    </style:style>
    <style:style style:name="Tabla27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7.C1" style:family="table-cell">
      <style:table-cell-properties fo:background-color="#2a9d8f" fo:padding="0.097cm" fo:border="0.5pt solid #000000">
        <style:background-image/>
      </style:table-cell-properties>
    </style:style>
    <style:style style:name="Tabla27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7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7.4" style:family="table-row">
      <style:table-row-properties style:min-row-height="0.406cm"/>
    </style:style>
    <style:style style:name="Tabla29" style:family="table">
      <style:table-properties style:width="8.308cm" table:align="margins"/>
    </style:style>
    <style:style style:name="Tabla29.A" style:family="table-column">
      <style:table-column-properties style:column-width="2.769cm" style:rel-column-width="21845*"/>
    </style:style>
    <style:style style:name="Tabla29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9.C1" style:family="table-cell">
      <style:table-cell-properties fo:background-color="#2a9d8f" fo:padding="0.097cm" fo:border="0.5pt solid #000000">
        <style:background-image/>
      </style:table-cell-properties>
    </style:style>
    <style:style style:name="Tabla29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9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8" style:family="table">
      <style:table-properties style:width="8.304cm" table:align="margins"/>
    </style:style>
    <style:style style:name="Tabla28.A" style:family="table-column">
      <style:table-column-properties style:column-width="2.768cm" style:rel-column-width="21845*"/>
    </style:style>
    <style:style style:name="Tabla28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8.C1" style:family="table-cell">
      <style:table-cell-properties fo:background-color="#2a9d8f" fo:padding="0.097cm" fo:border="0.5pt solid #000000">
        <style:background-image/>
      </style:table-cell-properties>
    </style:style>
    <style:style style:name="Tabla28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8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0" style:family="table">
      <style:table-properties style:width="8.308cm" table:align="margins"/>
    </style:style>
    <style:style style:name="Tabla30.A" style:family="table-column">
      <style:table-column-properties style:column-width="2.769cm" style:rel-column-width="21845*"/>
    </style:style>
    <style:style style:name="Tabla30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0.C1" style:family="table-cell">
      <style:table-cell-properties fo:background-color="#2a9d8f" fo:padding="0.097cm" fo:border="0.5pt solid #000000">
        <style:background-image/>
      </style:table-cell-properties>
    </style:style>
    <style:style style:name="Tabla30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0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7" style:family="table">
      <style:table-properties style:width="8.304cm" table:align="margins"/>
    </style:style>
    <style:style style:name="Tabla27.A" style:family="table-column">
      <style:table-column-properties style:column-width="2.768cm" style:rel-column-width="21845*"/>
    </style:style>
    <style:style style:name="Tabla27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7.C1" style:family="table-cell">
      <style:table-cell-properties fo:background-color="#2a9d8f" fo:padding="0.097cm" fo:border="0.5pt solid #000000">
        <style:background-image/>
      </style:table-cell-properties>
    </style:style>
    <style:style style:name="Tabla27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7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7.4" style:family="table-row">
      <style:table-row-properties style:min-row-height="0.406cm"/>
    </style:style>
    <style:style style:name="Tabla29" style:family="table">
      <style:table-properties style:width="8.308cm" table:align="margins"/>
    </style:style>
    <style:style style:name="Tabla29.A" style:family="table-column">
      <style:table-column-properties style:column-width="2.769cm" style:rel-column-width="21845*"/>
    </style:style>
    <style:style style:name="Tabla29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9.C1" style:family="table-cell">
      <style:table-cell-properties fo:background-color="#2a9d8f" fo:padding="0.097cm" fo:border="0.5pt solid #000000">
        <style:background-image/>
      </style:table-cell-properties>
    </style:style>
    <style:style style:name="Tabla29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9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8" style:family="table">
      <style:table-properties style:width="8.304cm" table:align="margins"/>
    </style:style>
    <style:style style:name="Tabla28.A" style:family="table-column">
      <style:table-column-properties style:column-width="2.768cm" style:rel-column-width="21845*"/>
    </style:style>
    <style:style style:name="Tabla28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8.C1" style:family="table-cell">
      <style:table-cell-properties fo:background-color="#2a9d8f" fo:padding="0.097cm" fo:border="0.5pt solid #000000">
        <style:background-image/>
      </style:table-cell-properties>
    </style:style>
    <style:style style:name="Tabla28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28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0" style:family="table">
      <style:table-properties style:width="8.308cm" table:align="margins"/>
    </style:style>
    <style:style style:name="Tabla30.A" style:family="table-column">
      <style:table-column-properties style:column-width="2.769cm" style:rel-column-width="21845*"/>
    </style:style>
    <style:style style:name="Tabla30.A1" style:family="table-cell">
      <style:table-cell-properties fo:background-color="#2a9d8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0.C1" style:family="table-cell">
      <style:table-cell-properties fo:background-color="#2a9d8f" fo:padding="0.097cm" fo:border="0.5pt solid #000000">
        <style:background-image/>
      </style:table-cell-properties>
    </style:style>
    <style:style style:name="Tabla30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0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2.833cm" style:rel-column-width="10922*"/>
    </style:style>
    <style:style style:name="Tabla3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1.E1" style:family="table-cell">
      <style:table-cell-properties fo:background-color="#264653" fo:padding="0.097cm" fo:border="0.5pt solid #000000">
        <style:background-image/>
      </style:table-cell-properties>
    </style:style>
    <style:style style:name="Tabla3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1.F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1.3" style:family="table-row">
      <style:table-row-properties style:min-row-height="0.6cm"/>
    </style:style>
    <style:style style:name="P1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1637fe" officeooo:paragraph-rsid="001637fe"/>
    </style:style>
    <style:style style:name="P2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1637fe" officeooo:paragraph-rsid="002877e2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style:font-name="Liberation Serif1" officeooo:rsid="0019cdd3" officeooo:paragraph-rsid="0019cdd3"/>
    </style:style>
    <style:style style:name="P4" style:family="paragraph" style:parent-style-name="Text_20_body">
      <style:paragraph-properties fo:line-height="100%"/>
      <style:text-properties style:font-name="Liberation Serif1" officeooo:rsid="0019cdd3" officeooo:paragraph-rsid="0019cdd3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style:font-name="Liberation Serif1" officeooo:rsid="0019cdd3" officeooo:paragraph-rsid="001e2502"/>
    </style:style>
    <style:style style:name="P6" style:family="paragraph" style:parent-style-name="Text_20_body">
      <style:paragraph-properties fo:line-height="100%"/>
      <style:text-properties style:font-name="Liberation Serif1" officeooo:rsid="0019cdd3" officeooo:paragraph-rsid="001e2502"/>
    </style:style>
    <style:style style:name="P7" style:family="paragraph" style:parent-style-name="Text_20_body">
      <style:paragraph-properties fo:line-height="100%"/>
      <style:text-properties style:font-name="Liberation Serif1" officeooo:rsid="0019cdd3" officeooo:paragraph-rsid="001eea4d"/>
    </style:style>
    <style:style style:name="P8" style:family="paragraph" style:parent-style-name="Text_20_body">
      <style:paragraph-properties fo:line-height="100%"/>
      <style:text-properties style:font-name="Liberation Serif1" officeooo:rsid="0019cdd3" officeooo:paragraph-rsid="001f060b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Liberation Serif1" officeooo:rsid="0018e788" officeooo:paragraph-rsid="0018e788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Liberation Serif1" officeooo:rsid="0018e788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Liberation Serif1" officeooo:rsid="00173b82" officeooo:paragraph-rsid="00173b82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Liberation Serif1" officeooo:rsid="00173b82" officeooo:paragraph-rsid="0019cdd3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Liberation Serif1" officeooo:rsid="00173b82" officeooo:paragraph-rsid="00173b82" style:font-name-asian="Liberation Serif" style:font-name-complex="Liberation Serif"/>
    </style:style>
    <style:style style:name="P14" style:family="paragraph" style:parent-style-name="Text_20_body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fo:font-style="italic" style:text-underline-style="none" fo:font-weight="normal" officeooo:rsid="002b50a8" officeooo:paragraph-rsid="002c5a44" style:font-style-asian="italic" style:font-weight-asian="normal" style:font-style-complex="italic" style:font-weight-complex="normal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Liberation Serif1" officeooo:rsid="001a426c" officeooo:paragraph-rsid="001a426c"/>
    </style:style>
    <style:style style:name="P1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officeooo:rsid="001a426c" officeooo:paragraph-rsid="001a426c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1" officeooo:rsid="001e2502" officeooo:paragraph-rsid="001e2502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1" officeooo:rsid="001e2502" officeooo:paragraph-rsid="001eea4d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1" officeooo:rsid="001e2502" officeooo:paragraph-rsid="001f060b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1" officeooo:rsid="001e2502" officeooo:paragraph-rsid="0021aea0"/>
    </style:style>
    <style:style style:name="P22" style:family="paragraph" style:parent-style-name="Text_20_body">
      <style:paragraph-properties fo:margin-top="0.101cm" fo:margin-bottom="0.101cm" style:contextual-spacing="false" fo:line-height="100%"/>
      <style:text-properties style:font-name="Liberation Serif1" officeooo:rsid="001eea4d" officeooo:paragraph-rsid="001eea4d"/>
    </style:style>
    <style:style style:name="P23" style:family="paragraph" style:parent-style-name="Text_20_body">
      <style:paragraph-properties fo:margin-top="0.101cm" fo:margin-bottom="0.101cm" style:contextual-spacing="false" fo:line-height="100%"/>
      <style:text-properties style:font-name="Liberation Serif1" officeooo:rsid="001eea4d" officeooo:paragraph-rsid="001f060b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1" officeooo:rsid="001f060b" officeooo:paragraph-rsid="001f060b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1" officeooo:rsid="001f060b" officeooo:paragraph-rsid="0021aea0"/>
    </style:style>
    <style:style style:name="P26" style:family="paragraph" style:parent-style-name="Text_20_body">
      <style:paragraph-properties fo:margin-top="0cm" fo:margin-bottom="0.199cm" style:contextual-spacing="false" fo:line-height="100%"/>
      <style:text-properties style:font-name="Liberation Serif1" fo:font-style="normal" style:text-underline-style="none" fo:font-weight="normal" officeooo:rsid="001f060b" officeooo:paragraph-rsid="001f060b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margin-top="0cm" fo:margin-bottom="0cm" style:contextual-spacing="false" fo:line-height="100%"/>
      <style:text-properties style:font-name="Liberation Serif1" fo:font-style="normal" style:text-underline-style="none" fo:font-weight="normal" officeooo:rsid="0023b730" officeooo:paragraph-rsid="0023b730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fo:font-style="normal" style:text-underline-style="none" fo:font-weight="normal" officeooo:rsid="0023b730" officeooo:paragraph-rsid="0023b730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fo:font-style="normal" style:text-underline-style="none" fo:font-weight="normal" officeooo:rsid="0023b730" officeooo:paragraph-rsid="0025a1db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top="0cm" fo:margin-bottom="0.199cm" style:contextual-spacing="false" fo:line-height="100%"/>
      <style:text-properties style:font-name="Liberation Serif1" fo:font-style="normal" style:text-underline-style="none" fo:font-weight="normal" officeooo:rsid="002877e2" officeooo:paragraph-rsid="002877e2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style:font-name="Liberation Serif1" fo:font-style="normal" style:text-underline-style="none" fo:font-weight="normal" officeooo:rsid="002b50a8" officeooo:paragraph-rsid="002b50a8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style:font-name="Liberation Serif1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1" officeooo:rsid="0021aea0" officeooo:paragraph-rsid="0021aea0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1" officeooo:paragraph-rsid="0025a1db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1" officeooo:rsid="00225b83" officeooo:paragraph-rsid="00225b83"/>
    </style:style>
    <style:style style:name="P37" style:family="paragraph" style:parent-style-name="Table_20_Contents">
      <style:text-properties style:font-name="Liberation Serif1"/>
    </style:style>
    <style:style style:name="P38" style:family="paragraph" style:parent-style-name="Text_20_body">
      <style:paragraph-properties fo:margin-top="0cm" fo:margin-bottom="0cm" style:contextual-spacing="false" fo:line-height="100%"/>
      <style:text-properties style:font-name="Liberation Serif1" style:text-underline-style="none" fo:font-weight="normal" officeooo:rsid="0021aea0" officeooo:paragraph-rsid="0023b730" style:font-weight-asian="normal" style:font-weight-complex="normal"/>
    </style:style>
    <style:style style:name="P39" style:family="paragraph" style:parent-style-name="Text_20_body">
      <style:paragraph-properties fo:margin-top="0.199cm" fo:margin-bottom="0cm" style:contextual-spacing="false" fo:line-height="100%"/>
      <style:text-properties style:font-name="Liberation Serif1" style:text-underline-style="none" fo:font-weight="normal" officeooo:rsid="0021aea0" officeooo:paragraph-rsid="0023b730" style:font-weight-asian="normal" style:font-weight-complex="normal"/>
    </style:style>
    <style:style style:name="P40" style:family="paragraph" style:parent-style-name="Text_20_body">
      <style:paragraph-properties fo:margin-top="0cm" fo:margin-bottom="0cm" style:contextual-spacing="false" fo:line-height="100%"/>
      <style:text-properties style:font-name="Liberation Serif1" style:text-underline-style="none" fo:font-weight="normal" officeooo:rsid="0023b730" officeooo:paragraph-rsid="0023b730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1" officeooo:rsid="0025a1db" officeooo:paragraph-rsid="0025a1db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1" officeooo:rsid="0025cad4" officeooo:paragraph-rsid="0025cad4"/>
    </style:style>
    <style:style style:name="P43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2877e2" officeooo:paragraph-rsid="002877e2"/>
    </style:style>
    <style:style style:name="P44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style:font-name="Liberation Serif1" officeooo:rsid="002877e2" officeooo:paragraph-rsid="002c5a44"/>
    </style:style>
    <style:style style:name="P4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officeooo:rsid="002877e2" officeooo:paragraph-rsid="002c8380"/>
    </style:style>
    <style:style style:name="P46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style:font-name="Liberation Serif1" officeooo:rsid="002877e2" officeooo:paragraph-rsid="002a27a8"/>
    </style:style>
    <style:style style:name="P4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officeooo:rsid="002877e2" officeooo:paragraph-rsid="002a6921"/>
    </style:style>
    <style:style style:name="P48" style:family="paragraph" style:parent-style-name="Text_20_body">
      <style:paragraph-properties fo:margin-top="0cm" fo:margin-bottom="0.099cm" style:contextual-spacing="false" fo:line-height="100%"/>
      <style:text-properties style:font-name="Liberation Serif1" officeooo:rsid="002c5a44" officeooo:paragraph-rsid="002c5a44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1" officeooo:rsid="002a27a8" officeooo:paragraph-rsid="002a27a8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1" officeooo:rsid="002a6921" officeooo:paragraph-rsid="002a6921"/>
    </style:style>
    <style:style style:name="P51" style:family="paragraph" style:parent-style-name="Table_20_Contents">
      <style:paragraph-properties fo:line-height="100%" fo:text-align="center" style:justify-single-word="false"/>
      <style:text-properties style:use-window-font-color="true" loext:opacity="0%" style:font-name="Liberation Serif1" officeooo:rsid="00173b82" officeooo:paragraph-rsid="00173b82" fo:background-color="transparent"/>
    </style:style>
    <style:style style:name="P52" style:family="paragraph" style:parent-style-name="Text_20_body">
      <style:paragraph-properties fo:margin-top="0.201cm" fo:margin-bottom="0.201cm" style:contextual-spacing="false" fo:line-height="100%"/>
      <style:text-properties officeooo:paragraph-rsid="0019cdd3"/>
    </style:style>
    <style:style style:name="P53" style:family="paragraph" style:parent-style-name="Text_20_body">
      <style:paragraph-properties fo:margin-top="0cm" fo:margin-bottom="0.199cm" style:contextual-spacing="false" fo:line-height="100%"/>
      <style:text-properties officeooo:paragraph-rsid="002abf05"/>
    </style:style>
    <style:style style:name="P54" style:family="paragraph" style:parent-style-name="Text_20_body">
      <style:paragraph-properties fo:margin-top="0cm" fo:margin-bottom="0cm" style:contextual-spacing="false" fo:line-height="100%"/>
      <style:text-properties officeooo:paragraph-rsid="002c2173"/>
    </style:style>
    <style:style style:name="P55" style:family="paragraph" style:parent-style-name="Text_20_body">
      <style:paragraph-properties fo:margin-top="0.101cm" fo:margin-bottom="0.101cm" style:contextual-spacing="false" fo:line-height="100%"/>
      <style:text-properties officeooo:paragraph-rsid="002c2173"/>
    </style:style>
    <style:style style:name="P56" style:family="paragraph" style:parent-style-name="Table_20_Contents">
      <style:paragraph-properties fo:line-height="100%" fo:text-align="center" style:justify-single-word="false"/>
    </style:style>
    <style:style style:name="P5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2c5a44"/>
    </style:style>
    <style:style style:name="P58" style:family="paragraph" style:parent-style-name="Text_20_body">
      <style:paragraph-properties fo:margin-top="0cm" fo:margin-bottom="0.199cm" style:contextual-spacing="false" fo:line-height="100%"/>
      <style:text-properties officeooo:rsid="002b50a8" officeooo:paragraph-rsid="002b50a8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rsid="002b50a8" officeooo:paragraph-rsid="002c2173"/>
    </style:style>
    <style:style style:name="P6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2b50a8" officeooo:paragraph-rsid="002c5a44"/>
    </style:style>
    <style:style style:name="P61" style:family="paragraph" style:parent-style-name="Table_20_Contents">
      <style:paragraph-properties fo:text-align="center" style:justify-single-word="false"/>
      <style:text-properties officeooo:rsid="002c5a44" officeooo:paragraph-rsid="002c5a44"/>
    </style:style>
    <style:style style:name="P62" style:family="paragraph" style:parent-style-name="Heading_20_1">
      <style:paragraph-properties fo:margin-top="0.201cm" fo:margin-bottom="0.201cm" style:contextual-spacing="false" fo:line-height="100%"/>
      <style:text-properties style:font-name="Liberation Serif1" officeooo:paragraph-rsid="0030126c"/>
    </style:style>
    <style:style style:name="P63" style:family="paragraph" style:parent-style-name="Heading_20_2">
      <style:paragraph-properties fo:margin-top="0cm" fo:margin-bottom="0cm" style:contextual-spacing="false"/>
      <style:text-properties style:font-name="Liberation Serif1"/>
    </style:style>
    <style:style style:name="P64" style:family="paragraph" style:parent-style-name="Heading_20_2">
      <style:paragraph-properties fo:margin-top="0.199cm" fo:margin-bottom="0cm" style:contextual-spacing="false"/>
      <style:text-properties style:font-name="Liberation Serif1"/>
    </style:style>
    <style:style style:name="P65" style:family="paragraph" style:parent-style-name="Heading_20_2">
      <style:paragraph-properties fo:margin-top="0.199cm" fo:margin-bottom="0cm" style:contextual-spacing="false"/>
      <style:text-properties style:font-name="Liberation Serif1" style:text-underline-style="solid" style:text-underline-width="auto" style:text-underline-color="font-color"/>
    </style:style>
    <style:style style:name="P66" style:family="paragraph" style:parent-style-name="Heading_20_2">
      <style:paragraph-properties fo:margin-top="0.101cm" fo:margin-bottom="0.101cm" style:contextual-spacing="false"/>
      <style:text-properties style:font-name="Liberation Serif1" officeooo:paragraph-rsid="002abf05"/>
    </style:style>
    <style:style style:name="P67" style:family="paragraph" style:parent-style-name="Heading_20_2">
      <style:paragraph-properties fo:margin-top="0cm" fo:margin-bottom="0cm" style:contextual-spacing="false"/>
      <style:text-properties style:font-name="Liberation Serif1" officeooo:paragraph-rsid="002c2173"/>
    </style:style>
    <style:style style:name="P68" style:family="paragraph" style:parent-style-name="Heading_20_2">
      <style:paragraph-properties fo:margin-top="0cm" fo:margin-bottom="0cm" style:contextual-spacing="false"/>
      <style:text-properties style:font-name="Liberation Serif1" officeooo:paragraph-rsid="00321c9c"/>
    </style:style>
    <style:style style:name="P69" style:family="paragraph" style:parent-style-name="Heading_20_2">
      <style:paragraph-properties fo:margin-top="0cm" fo:margin-bottom="0cm" style:contextual-spacing="false"/>
      <style:text-properties style:font-name="Liberation Serif1" officeooo:paragraph-rsid="003391a5"/>
    </style:style>
    <style:style style:name="P70" style:family="paragraph" style:parent-style-name="Heading_20_2">
      <style:paragraph-properties fo:margin-top="0cm" fo:margin-bottom="0cm" style:contextual-spacing="false"/>
      <style:text-properties officeooo:paragraph-rsid="002877e2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  <style:text-properties officeooo:paragraph-rsid="00357d54"/>
    </style:style>
    <style:style style:name="P7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officeooo:rsid="00357d54" officeooo:paragraph-rsid="00357d54"/>
    </style:style>
    <style:style style:name="P75" style:family="paragraph" style:parent-style-name="Text_20_body" style:list-style-name="L1">
      <style:paragraph-properties fo:margin-top="0cm" fo:margin-bottom="0.199cm" style:contextual-spacing="true" fo:line-height="100%"/>
      <style:text-properties style:font-name="Liberation Serif1" officeooo:rsid="001637fe" officeooo:paragraph-rsid="001637fe"/>
    </style:style>
    <style:style style:name="P76" style:family="paragraph" style:parent-style-name="Text_20_body" style:list-style-name="L2">
      <style:paragraph-properties fo:margin-top="0cm" fo:margin-bottom="0.199cm" style:contextual-spacing="true" fo:line-height="100%"/>
      <style:text-properties style:font-name="Liberation Serif1" officeooo:rsid="001637fe" officeooo:paragraph-rsid="001637fe"/>
    </style:style>
    <style:style style:name="P77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1637fe" officeooo:paragraph-rsid="00321c9c"/>
    </style:style>
    <style:style style:name="P78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1637fe" officeooo:paragraph-rsid="003391a5"/>
    </style:style>
    <style:style style:name="P79" style:family="paragraph" style:parent-style-name="Text_20_body" style:list-style-name="L1">
      <style:paragraph-properties fo:margin-top="0cm" fo:margin-bottom="0.199cm" style:contextual-spacing="true" fo:line-height="100%"/>
      <style:text-properties style:font-name="Liberation Serif1" officeooo:paragraph-rsid="001637fe"/>
    </style:style>
    <style:style style:name="P80" style:family="paragraph" style:parent-style-name="Text_20_body" style:list-style-name="L2">
      <style:paragraph-properties fo:margin-top="0cm" fo:margin-bottom="0.199cm" style:contextual-spacing="false" fo:line-height="100%"/>
      <style:text-properties style:font-name="Liberation Serif1" officeooo:rsid="0019cdd3" officeooo:paragraph-rsid="0019cdd3"/>
    </style:style>
    <style:style style:name="P81" style:family="paragraph" style:parent-style-name="Text_20_body" style:list-style-name="L3">
      <style:paragraph-properties fo:margin-top="0cm" fo:margin-bottom="0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82" style:family="paragraph" style:parent-style-name="Text_20_body" style:list-style-name="L4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83" style:family="paragraph" style:parent-style-name="Text_20_body" style:list-style-name="L5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84" style:family="paragraph" style:parent-style-name="Text_20_body" style:list-style-name="L6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85" style:family="paragraph" style:parent-style-name="Text_20_body" style:list-style-name="L7">
      <style:paragraph-properties fo:margin-top="0.101cm" fo:margin-bottom="0.101cm" style:contextual-spacing="false" fo:line-height="100%"/>
      <style:text-properties style:font-name="Liberation Serif1" fo:font-style="italic" fo:font-weight="normal" officeooo:rsid="0019cdd3" officeooo:paragraph-rsid="0019cdd3" style:font-style-asian="italic" style:font-weight-asian="normal" style:font-style-complex="italic" style:font-weight-complex="normal"/>
    </style:style>
    <style:style style:name="P86" style:family="paragraph" style:parent-style-name="Text_20_body" style:list-style-name="L9">
      <style:paragraph-properties fo:margin-top="0cm" fo:margin-bottom="0cm" style:contextual-spacing="false" fo:line-height="100%"/>
      <style:text-properties style:font-name="Liberation Serif1" fo:font-style="italic" style:text-underline-style="none" fo:font-weight="normal" officeooo:rsid="002b50a8" officeooo:paragraph-rsid="002b50a8" style:font-style-asian="italic" style:font-weight-asian="normal" style:font-style-complex="italic" style:font-weight-complex="normal"/>
    </style:style>
    <style:style style:name="P87" style:family="paragraph" style:parent-style-name="Text_20_body" style:list-style-name="L8">
      <style:paragraph-properties fo:margin-top="0cm" fo:margin-bottom="0.199cm" style:contextual-spacing="false" fo:line-height="100%"/>
      <style:text-properties style:font-name="Liberation Serif1" officeooo:rsid="002877e2" officeooo:paragraph-rsid="002877e2"/>
    </style:style>
    <style:style style:name="P88" style:family="paragraph" style:parent-style-name="Text_20_body">
      <style:paragraph-properties fo:margin-top="0cm" fo:margin-bottom="0cm" style:contextual-spacing="false" fo:line-height="100%"/>
      <style:text-properties officeooo:paragraph-rsid="0030126c"/>
    </style:style>
    <style:style style:name="P89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officeooo:paragraph-rsid="00309f32"/>
    </style:style>
    <style:style style:name="P90" style:family="paragraph" style:parent-style-name="Text_20_body">
      <style:paragraph-properties fo:margin-top="0cm" fo:margin-bottom="0.199cm" style:contextual-spacing="false" fo:line-height="100%"/>
      <style:text-properties style:font-name="Liberation Serif1" fo:font-size="12pt" officeooo:rsid="00155808" officeooo:paragraph-rsid="0030126c" fo:background-color="transparent" style:font-size-asian="12pt" style:font-size-complex="12pt"/>
    </style:style>
    <style:style style:name="P91" style:family="paragraph" style:parent-style-name="Text_20_body">
      <style:paragraph-properties fo:margin-top="0cm" fo:margin-bottom="0.199cm" style:contextual-spacing="false" fo:line-height="100%"/>
      <style:text-properties officeooo:rsid="0030126c" officeooo:paragraph-rsid="00309f32"/>
    </style:style>
    <style:style style:name="P92" style:family="paragraph" style:parent-style-name="Text_20_body">
      <style:paragraph-properties fo:margin-top="0cm" fo:margin-bottom="0cm" style:contextual-spacing="false" fo:line-height="100%"/>
      <style:text-properties style:text-underline-style="none" officeooo:rsid="00321c9c" officeooo:paragraph-rsid="00321c9c"/>
    </style:style>
    <style:style style:name="P93" style:family="paragraph" style:parent-style-name="Text_20_body">
      <style:paragraph-properties fo:margin-top="0cm" fo:margin-bottom="0cm" style:contextual-spacing="false"/>
      <style:text-properties officeooo:paragraph-rsid="003391a5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30126c" style:font-size-asian="26pt" style:font-size-complex="26pt"/>
    </style:style>
    <style:style style:name="T3" style:family="text">
      <style:text-properties fo:font-size="12pt" style:text-underline-style="solid" style:text-underline-width="auto" style:text-underline-color="font-color" officeooo:rsid="0018e788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officeooo:rsid="002b50a8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officeooo:rsid="002abf05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2c2173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officeooo:rsid="002ea613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321c9c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officeooo:rsid="003391a5" style:font-size-asian="12pt" style:font-size-complex="12pt"/>
    </style:style>
    <style:style style:name="T10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style:text-underline-style="solid" style:text-underline-width="auto" style:text-underline-color="font-color" fo:font-weight="bold" officeooo:rsid="001f060b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font-style="normal" style:text-underline-style="solid" style:text-underline-width="auto" style:text-underline-color="font-color" fo:font-weight="bold" officeooo:rsid="002ea613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1f060b" style:font-size-asian="12pt" style:font-style-asian="normal" style:font-size-complex="12pt" style:font-style-complex="normal"/>
    </style:style>
    <style:style style:name="T1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officeooo:rsid="001692d7"/>
    </style:style>
    <style:style style:name="T18" style:family="text">
      <style:text-properties officeooo:rsid="0018e788"/>
    </style:style>
    <style:style style:name="T19" style:family="text">
      <style:text-properties style:font-name="Liberation Serif1"/>
    </style:style>
    <style:style style:name="T20" style:family="text">
      <style:text-properties style:font-name="Liberation Serif1" officeooo:rsid="0019cdd3"/>
    </style:style>
    <style:style style:name="T21" style:family="text">
      <style:text-properties style:font-name="Liberation Serif1" fo:font-size="12pt" style:text-underline-style="solid" style:text-underline-width="auto" style:text-underline-color="font-color" officeooo:rsid="002877e2" style:font-size-asian="12pt" style:font-size-complex="12pt"/>
    </style:style>
    <style:style style:name="T22" style:family="text">
      <style:text-properties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Liberation Serif1" fo:font-style="normal" style:text-underline-style="none" fo:font-weight="normal" officeooo:rsid="001637fe" style:font-style-asian="normal" style:font-weight-asian="normal" style:font-style-complex="normal" style:font-weight-complex="normal"/>
    </style:style>
    <style:style style:name="T24" style:family="text">
      <style:text-properties style:font-name="Liberation Serif1" fo:font-style="normal" style:text-underline-style="none" fo:font-weight="normal" officeooo:rsid="002abf05" style:font-style-asian="normal" style:font-weight-asian="normal" style:font-style-complex="normal" style:font-weight-complex="normal"/>
    </style:style>
    <style:style style:name="T25" style:family="text">
      <style:text-properties style:font-name="Liberation Serif1" fo:font-style="normal" style:text-underline-style="none" fo:font-weight="normal" officeooo:rsid="002c2173" style:font-style-asian="normal" style:font-weight-asian="normal" style:font-style-complex="normal" style:font-weight-complex="normal"/>
    </style:style>
    <style:style style:name="T26" style:family="text">
      <style:text-properties style:font-name="Liberation Serif1" fo:font-style="normal" style:text-underline-style="none" fo:font-weight="normal" officeooo:rsid="0021aea0" style:font-style-asian="normal" style:font-weight-asian="normal" style:font-style-complex="normal" style:font-weight-complex="normal"/>
    </style:style>
    <style:style style:name="T27" style:family="text">
      <style:text-properties style:font-name="Liberation Serif1" fo:font-style="normal" style:text-underline-style="none" fo:font-weight="normal" officeooo:rsid="00173b82" style:font-style-asian="normal" style:font-weight-asian="normal" style:font-style-complex="normal" style:font-weight-complex="normal"/>
    </style:style>
    <style:style style:name="T28" style:family="text">
      <style:text-properties style:font-name="Liberation Serif1" fo:font-style="normal" style:text-underline-style="none" fo:font-weight="normal" officeooo:rsid="002b50a8" style:font-style-asian="normal" style:font-weight-asian="normal" style:font-style-complex="normal" style:font-weight-complex="normal"/>
    </style:style>
    <style:style style:name="T29" style:family="text">
      <style:text-properties style:font-name="Liberation Serif1" fo:font-style="normal" style:text-underline-style="none" fo:font-weight="normal" officeooo:rsid="002c5a44" style:font-style-asian="normal" style:font-weight-asian="normal" style:font-style-complex="normal" style:font-weight-complex="normal"/>
    </style:style>
    <style:style style:name="T30" style:family="text">
      <style:text-properties officeooo:rsid="001e2502"/>
    </style:style>
    <style:style style:name="T31" style:family="text">
      <style:text-properties officeooo:rsid="00173b82"/>
    </style:style>
    <style:style style:name="T32" style:family="text">
      <style:text-properties officeooo:rsid="001eea4d"/>
    </style:style>
    <style:style style:name="T33" style:family="text">
      <style:text-properties officeooo:rsid="001f060b"/>
    </style:style>
    <style:style style:name="T34" style:family="text">
      <style:text-properties officeooo:rsid="00173b82" style:font-name-asian="Liberation Serif" style:font-name-complex="Liberation Serif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f060b" style:font-style-asian="normal" style:font-style-complex="normal"/>
    </style:style>
    <style:style style:name="T37" style:family="text">
      <style:text-properties fo:font-style="normal" officeooo:rsid="0023b730" style:font-style-asian="normal" style:font-style-complex="normal"/>
    </style:style>
    <style:style style:name="T38" style:family="text">
      <style:text-properties fo:font-style="normal" officeooo:rsid="0025a1db" style:font-style-asian="normal" style:font-style-complex="normal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2c8380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2a27a8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2a6921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173b82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2abf05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173b82" style:font-name-asian="Liberation Serif" style:font-style-asian="normal" style:font-weight-asian="normal" style:font-name-complex="Liberation Serif" style:font-style-complex="normal" style:font-weight-complex="normal"/>
    </style:style>
    <style:style style:name="T46" style:family="text">
      <style:text-properties officeooo:rsid="0025cad4"/>
    </style:style>
    <style:style style:name="T47" style:family="text">
      <style:text-properties officeooo:rsid="002877e2"/>
    </style:style>
    <style:style style:name="T48" style:family="text">
      <style:text-properties officeooo:rsid="002a6921"/>
    </style:style>
    <style:style style:name="T49" style:family="text">
      <style:text-properties officeooo:rsid="0030126c"/>
    </style:style>
    <style:style style:name="T50" style:family="text">
      <style:text-properties style:font-name-asian="Cambria Math1" style:font-name-complex="Cambria Math1"/>
    </style:style>
    <style:style style:name="T51" style:family="text">
      <style:text-properties style:font-name="Liberation Serif1" fo:font-size="12pt" style:font-name-asian="Cambria Math1" style:font-size-asian="12pt" style:font-name-complex="Cambria Math1" style:font-size-complex="12pt"/>
    </style:style>
    <style:style style:name="T52" style:family="text">
      <style:text-properties style:font-name="Liberation Serif1" fo:font-size="12pt" officeooo:rsid="00155808" style:font-name-asian="Cambria Math1" style:font-size-asian="12pt" style:font-name-complex="Cambria Math1" style:font-size-complex="12pt"/>
    </style:style>
    <style:style style:name="T53" style:family="text">
      <style:text-properties style:font-name="Liberation Serif1" fo:font-size="12pt" officeooo:rsid="0030126c" style:font-name-asian="Cambria Math1" style:font-size-asian="12pt" style:font-name-complex="Cambria Math1" style:font-size-complex="12pt"/>
    </style:style>
    <style:style style:name="T54" style:family="text">
      <style:text-properties style:font-name="Liberation Serif1" fo:font-size="12pt" officeooo:rsid="00309f32" style:font-name-asian="Cambria Math1" style:font-size-asian="12pt" style:font-name-complex="Cambria Math1" style:font-size-complex="12pt"/>
    </style:style>
    <style:style style:name="T55" style:family="text">
      <style:text-properties style:font-name="Liberation Serif1" fo:font-size="12pt" officeooo:rsid="00309f32" fo:background-color="transparent" loext:char-shading-value="0" style:font-name-asian="Cambria Math1" style:font-size-asian="12pt" style:font-name-complex="Cambria Math1" style:font-size-complex="12pt"/>
    </style:style>
    <style:style style:name="T56" style:family="text">
      <style:text-properties style:font-name="Liberation Serif1" fo:font-size="12pt" officeooo:rsid="0030126c" fo:background-color="transparent" loext:char-shading-value="0" style:font-name-asian="Cambria Math1" style:font-size-asian="12pt" style:font-name-complex="Cambria Math1" style:font-size-complex="12pt"/>
    </style:style>
    <style:style style:name="T5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2" text:outline-level="1" text:is-list-header="true"><draw:frame draw:style-name="fr1" draw:name="Imagen1" text:anchor-type="char" svg:x="-2cm" svg:y="-2cm" svg:width="20.999cm" svg:height="2.096cm" draw:z-index="1"><draw:image xlink:href="Pictures/10000000000005DC000000B9E46A40DC.png" xlink:type="simple" xlink:show="embed" xlink:actuate="onLoad" draw:mime-type="image/png"/></draw:frame><text:span text:style-name="T2">Conjuntos</text:span><text:span text:style-name="T1">:</text:span></text:h>
      <text:p text:style-name="P90">¿Que <text:span text:style-name="T49">es un conjunto</text:span>? <text:span text:style-name="T50">Los conjuntos son una parte fundamental de las matemáticas, y se utilizan para agrupar objetos que comparten características comunes. Un conjunto puede contener cualquier tipo de elementos: números, letras, personas, objetos, etc.</text:span></text:p>
      <text:p text:style-name="P88"><text:span text:style-name="T53">¿Como denotamos conjuntos? </text:span><text:span text:style-name="T52">Para denotar conjuntos utilizamos generalmente letras mayúsculas, y para especificar elementos se usan minúsculas, a menos que dichos elementos sean a su vez conjuntos.</text:span></text:p>
      <text:p text:style-name="P89">A={1, 2, 3}<text:span text:style-name="T56"> B={a, b, c, d} </text:span><text:span text:style-name="T55">C={Argentina, Perú, Bolivia}</text:span></text:p>
      <text:p text:style-name="P92"><text:span text:style-name="T53">E</text:span><text:span text:style-name="T51">n estos ejemplos podemos ver el conjunto A el cual esta formado por los elementos 1, 2 y 3. El conjunto B que esta formado por los elementos a, b, c y d. Y finalmente el conjunto C que esta formado por los elementos Argentina, Perú y Bolivia.</text:span></text:p>
      <text:p text:style-name="P92"><text:span text:style-name="T51"/></text:p>
      <text:p text:style-name="P92"><text:span text:style-name="T51"/></text:p>
      <text:h text:style-name="P69" text:outline-level="2"><text:span text:style-name="T9">Símbolos</text:span><text:span text:style-name="T8"> utilizad</text:span><text:span text:style-name="T9">os</text:span><text:span text:style-name="T8"> conjuntos</text:span>:</text:h>
      <table:table table:name="Tabla31" table:style-name="Tabla31">
        <table:table-column table:style-name="Tabla31.A" table:number-columns-repeated="6"/>
        <table:table-row>
          <table:table-cell table:style-name="Tabla31.A1" table:number-columns-spanned="2" office:value-type="string">
            <text:p text:style-name="P73">Símbolo</text:p>
          </table:table-cell>
          <table:covered-table-cell/>
          <table:table-cell table:style-name="Tabla31.A1" table:number-columns-spanned="2" office:value-type="string">
            <text:p text:style-name="P71"><text:span text:style-name="Strong_20_Emphasis"><text:span text:style-name="T57">Significado</text:span></text:span></text:p>
          </table:table-cell>
          <table:covered-table-cell/>
          <table:table-cell table:style-name="Tabla31.E1" table:number-columns-spanned="2" office:value-type="string">
            <text:p text:style-name="P73">Ejemplo</text:p>
          </table:table-cell>
          <table:covered-table-cell/>
        </table:table-row>
        <table:table-row>
          <table:table-cell table:style-name="Tabla31.A2" office:value-type="string">
            <text:p text:style-name="P71">∈</text:p>
          </table:table-cell>
          <table:table-cell table:style-name="Tabla31.A2" office:value-type="string">
            <text:p text:style-name="P71"><text:span text:style-name="Strong_20_Emphasis">∉</text:span></text:p>
          </table:table-cell>
          <table:table-cell table:style-name="Tabla31.A2" office:value-type="string">
            <text:p text:style-name="P74">Pertenece.</text:p>
          </table:table-cell>
          <table:table-cell table:style-name="Tabla31.A2" office:value-type="string">
            <text:p text:style-name="P74">No pertenece.</text:p>
          </table:table-cell>
          <table:table-cell table:style-name="Tabla31.A2" office:value-type="string">
            <text:p text:style-name="P74">a∈A</text:p>
          </table:table-cell>
          <table:table-cell table:style-name="Tabla31.F2" office:value-type="string">
            <text:p text:style-name="P72">b<text:span text:style-name="Strong_20_Emphasis">∉</text:span>A</text:p>
          </table:table-cell>
        </table:table-row>
        <table:table-row table:style-name="Tabla31.3">
          <table:table-cell table:style-name="Tabla31.A2" office:value-type="string">
            <text:p text:style-name="P72">:</text:p>
          </table:table-cell>
          <table:table-cell table:style-name="Tabla31.A2" office:value-type="string">
            <text:p text:style-name="P72">/</text:p>
          </table:table-cell>
          <table:table-cell table:style-name="Tabla31.A2" table:number-columns-spanned="2" office:value-type="string">
            <text:p text:style-name="P74">Tales que, para los cuales.</text:p>
          </table:table-cell>
          <table:covered-table-cell/>
          <table:table-cell table:style-name="Tabla31.F2" table:number-columns-spanned="2" office:value-type="string">
            <text:p text:style-name="P74">V={x|x es una vocal}</text:p>
          </table:table-cell>
          <table:covered-table-cell/>
        </table:table-row>
        <table:table-row>
          <table:table-cell table:style-name="Tabla31.A2" table:number-columns-spanned="2" office:value-type="string">
            <text:p text:style-name="P72">⊂</text:p>
          </table:table-cell>
          <table:covered-table-cell/>
          <table:table-cell table:style-name="Tabla31.A2" table:number-columns-spanned="2" office:value-type="string">
            <text:p text:style-name="P74">Subconjunto de.</text:p>
          </table:table-cell>
          <table:covered-table-cell/>
          <table:table-cell table:style-name="Tabla31.F2" table:number-columns-spanned="2" office:value-type="string">
            <text:p text:style-name="P74">A⊂B</text:p>
          </table:table-cell>
          <table:covered-table-cell/>
        </table:table-row>
        <table:table-row>
          <table:table-cell table:style-name="Tabla31.A2" office:value-type="string">
            <text:p text:style-name="P74">{}</text:p>
          </table:table-cell>
          <table:table-cell table:style-name="Tabla31.A2" office:value-type="string">
            <text:p text:style-name="P72">∅</text:p>
          </table:table-cell>
          <table:table-cell table:style-name="Tabla31.A2" table:number-columns-spanned="2" office:value-type="string">
            <text:p text:style-name="P74">Conjunto vacío.</text:p>
          </table:table-cell>
          <table:covered-table-cell/>
          <table:table-cell table:style-name="Tabla31.F2" table:number-columns-spanned="2" office:value-type="string">
            <text:p text:style-name="P71">A={}=∅</text:p>
          </table:table-cell>
          <table:covered-table-cell/>
        </table:table-row>
      </table:table>
      <text:p text:style-name="P93"/>
      <text:p text:style-name="P78"/>
      <text:h text:style-name="P68" text:outline-level="2"><text:span text:style-name="T8">Operaciones utilizadas entre conjuntos</text:span>:</text:h>
      <text:p text:style-name="P77">¿Que es una proposición? Es una oración que puede ser verdadera o falso.</text:p>
      <text:p text:style-name="P91"><text:span text:style-name="T54">C</text:span><text:span text:style-name="T51">={Adrogué, Burzaco, </text:span><text:span text:style-name="T54">Claypole, Don Orione, Glew, José Marmol, Longchamps, Malvinas Argentinas, Ministro Rivadavia, Rafael Calzada, San Francisco de Asís, San Francisco Solano, San José</text:span><text:span text:style-name="T51">}</text:span></text:p>
      <text:h text:style-name="P63" text:outline-level="2"><text:span text:style-name="T3">Proposiciones</text:span>:</text:h>
      <text:p text:style-name="P1">¿Que es una proposición? Es una oración que puede ser verdadera o falso.</text:p>
      <text:list text:style-name="L1">
        <text:list-item>
          <text:p text:style-name="P75">San Lorenzo es un club de futbol.</text:p>
        </text:list-item>
        <text:list-item>
          <text:p text:style-name="P79">Mañana lloverá.</text:p>
        </text:list-item>
        <text:list-item>
          <text:p text:style-name="P75">El té se toma caliente.</text:p>
        </text:list-item>
      </text:list>
      <text:p text:style-name="P1">¿Que no es una proposición? No es una proposición cuando no se pueden responder como verdaderas o falsas. Por ejemplo preguntas, ordenes, etc.</text:p>
      <text:list text:style-name="L2">
        <text:list-item>
          <text:p text:style-name="P76">¡Busca la calculadora!</text:p>
        </text:list-item>
        <text:list-item>
          <text:p text:style-name="P76">El té de Earl Grey.</text:p>
        </text:list-item>
        <text:list-item>
          <text:p text:style-name="P80">¿San Lorenzo ganó?</text:p>
        </text:list-item>
      </text:list>
      <text:p text:style-name="P1">A las proposiciones se les suele poner una letra para no usar toda la expresión, como <draw:frame draw:style-name="fr2" draw:name="Objeto1" text:anchor-type="as-char" svg:y="-0.379cm" svg:width="2.441cm" svg:height="0.471cm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17">principalmente en mayúsculas.</text:span></text:p>
      <text:h text:style-name="P63" text:outline-level="2"><text:span text:style-name="T10">Conectivos lógicos:</text:span> </text:h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51">Símbolo <text:span text:style-name="T18">del conector</text:span></text:p>
          </table:table-cell>
          <table:table-cell table:style-name="Tabla1.A1" office:value-type="string">
            <text:p text:style-name="P9">Significado</text:p>
          </table:table-cell>
          <table:table-cell table:style-name="Tabla1.C1" office:value-type="string">
            <text:p text:style-name="P10">Nombre en lógica</text:p>
          </table:table-cell>
        </table:table-row>
        <table:table-row>
          <table:table-cell table:style-name="Tabla1.A2" office:value-type="string">
            <text:p text:style-name="P11">¬ </text:p>
          </table:table-cell>
          <table:table-cell table:style-name="Tabla1.A2" office:value-type="string">
            <text:p text:style-name="P9">No</text:p>
          </table:table-cell>
          <table:table-cell table:style-name="Tabla1.C2" office:value-type="string">
            <text:p text:style-name="P11">Negación</text:p>
          </table:table-cell>
        </table:table-row>
        <table:table-row>
          <table:table-cell table:style-name="Tabla1.A2" office:value-type="string">
            <text:p text:style-name="P11">∨</text:p>
          </table:table-cell>
          <table:table-cell table:style-name="Tabla1.A2" office:value-type="string">
            <text:p text:style-name="P9">O</text:p>
          </table:table-cell>
          <table:table-cell table:style-name="Tabla1.C2" office:value-type="string">
            <text:p text:style-name="P11">Conjunción</text:p>
          </table:table-cell>
        </table:table-row>
        <text:soft-page-break/>
        <table:table-row>
          <table:table-cell table:style-name="Tabla1.A2" office:value-type="string">
            <text:p text:style-name="P12">∧</text:p>
          </table:table-cell>
          <table:table-cell table:style-name="Tabla1.A2" office:value-type="string">
            <text:p text:style-name="P9">Y</text:p>
          </table:table-cell>
          <table:table-cell table:style-name="Tabla1.C2" office:value-type="string">
            <text:p text:style-name="P11">Disyunción</text:p>
          </table:table-cell>
        </table:table-row>
        <table:table-row>
          <table:table-cell table:style-name="Tabla1.A2" office:value-type="string">
            <text:p text:style-name="P13">→</text:p>
          </table:table-cell>
          <table:table-cell table:style-name="Tabla1.A2" office:value-type="string">
            <text:p text:style-name="P9">Si … entonces</text:p>
          </table:table-cell>
          <table:table-cell table:style-name="Tabla1.C2" office:value-type="string">
            <text:p text:style-name="P11">Condicional</text:p>
          </table:table-cell>
        </table:table-row>
        <table:table-row table:style-name="Tabla1.6">
          <table:table-cell table:style-name="Tabla1.A2" office:value-type="string">
            <text:p text:style-name="P13">↔</text:p>
          </table:table-cell>
          <table:table-cell table:style-name="Tabla1.A2" office:value-type="string">
            <text:p text:style-name="P9">Si y solo si</text:p>
          </table:table-cell>
          <table:table-cell table:style-name="Tabla1.C2" office:value-type="string">
            <text:p text:style-name="P11">Bicondicional</text:p>
          </table:table-cell>
        </table:table-row>
      </table:table>
      <text:p text:style-name="P52"><text:span text:style-name="T20">También tienen otros tipo de conectores la negación como (</text:span><text:span text:style-name="Source_20_Text"><text:span text:style-name="T19">~</text:span></text:span><text:span text:style-name="T20">), la conjunción con (°) y la disyunción con (|). Obviamente hay mas pero con eso estaremos suficiente.</text:span></text:p>
      <text:list text:style-name="L3">
        <text:list-item>
          <text:p text:style-name="P81">Negación:</text:p>
        </text:list-item>
      </text:list>
      <text:p text:style-name="P3">En la negación se cambia el valor de la proposición, esta es negada. </text:p>
      <text:p text:style-name="P4">Ejemplo: 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6">P</text:p>
          </table:table-cell>
          <table:table-cell table:style-name="Tabla2.B1" office:value-type="string">
            <text:p text:style-name="P17">Iré al cine.</text:p>
          </table:table-cell>
        </table:table-row>
        <table:table-row>
          <table:table-cell table:style-name="Tabla2.A2" office:value-type="string">
            <text:p text:style-name="P16">¬P</text:p>
          </table:table-cell>
          <table:table-cell table:style-name="Tabla2.B2" office:value-type="string">
            <text:p text:style-name="P17">No iré al cine.</text:p>
          </table:table-cell>
        </table:table-row>
      </table:table>
      <text:list text:style-name="L4">
        <text:list-item>
          <text:p text:style-name="P82">Conjunción:</text:p>
        </text:list-item>
      </text:list>
      <text:p text:style-name="P5"><text:span text:style-name="T30">En la conjunción se toma verdadera cuando una proposición lo es. Si ambas proposiciones son falsas, la compuesta también lo sera.</text:span> </text:p>
      <text:p text:style-name="P6">Ejemplo: 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8">P</text:p>
          </table:table-cell>
          <table:table-cell table:style-name="Tabla4.B1" office:value-type="string">
            <text:p text:style-name="P18">Iré al cine.</text:p>
          </table:table-cell>
        </table:table-row>
        <table:table-row>
          <table:table-cell table:style-name="Tabla4.A2" office:value-type="string">
            <text:p text:style-name="P18">Q</text:p>
          </table:table-cell>
          <table:table-cell table:style-name="Tabla4.B2" office:value-type="string">
            <text:p text:style-name="P18">Tomare té.</text:p>
          </table:table-cell>
        </table:table-row>
        <table:table-row>
          <table:table-cell table:style-name="Tabla4.A2" office:value-type="string">
            <text:p text:style-name="P18">P <text:span text:style-name="T31">∨ </text:span>Q</text:p>
          </table:table-cell>
          <table:table-cell table:style-name="Tabla4.B2" office:value-type="string">
            <text:p text:style-name="P18">Iré al cine <text:span text:style-name="T32">o</text:span> tomare té.</text:p>
          </table:table-cell>
        </table:table-row>
      </table:table>
      <text:p text:style-name="P14"/>
      <text:list text:style-name="L5">
        <text:list-item>
          <text:p text:style-name="P83">Disyunción:</text:p>
        </text:list-item>
      </text:list>
      <text:p text:style-name="P22">En la disyunción se toma como verdadera cuando ambas proposiciones lo son. Si una de las proposiciones o ambas son falsas, esta compuesta sera falsa.</text:p>
      <text:p text:style-name="P7">Ejemplo: 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9">P</text:p>
          </table:table-cell>
          <table:table-cell table:style-name="Tabla3.B1" office:value-type="string">
            <text:p text:style-name="P19">Iré al cine.</text:p>
          </table:table-cell>
        </table:table-row>
        <table:table-row>
          <table:table-cell table:style-name="Tabla3.A2" office:value-type="string">
            <text:p text:style-name="P19">Q</text:p>
          </table:table-cell>
          <table:table-cell table:style-name="Tabla3.B2" office:value-type="string">
            <text:p text:style-name="P19">Tomare té.</text:p>
          </table:table-cell>
        </table:table-row>
        <table:table-row>
          <table:table-cell table:style-name="Tabla3.A2" office:value-type="string">
            <text:p text:style-name="P19">P <text:span text:style-name="T31">∧ </text:span>Q</text:p>
          </table:table-cell>
          <table:table-cell table:style-name="Tabla3.B2" office:value-type="string">
            <text:p text:style-name="P19">Iré al cine y tomare té.</text:p>
          </table:table-cell>
        </table:table-row>
      </table:table>
      <text:list text:style-name="L6">
        <text:list-item>
          <text:p text:style-name="P84">Condicional:</text:p>
        </text:list-item>
      </text:list>
      <text:p text:style-name="P22">En <text:span text:style-name="T33">el condicional, solo es falsa cuando la primera proposición es verdadera y la segunda es falsa. Sino siempre sera verdadera.</text:span></text:p>
      <text:p text:style-name="P7">Ejemplo: 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4">P</text:p>
          </table:table-cell>
          <table:table-cell table:style-name="Tabla5.B1" office:value-type="string">
            <text:p text:style-name="P19">Iré al cine.</text:p>
          </table:table-cell>
        </table:table-row>
        <table:table-row>
          <table:table-cell table:style-name="Tabla5.A2" office:value-type="string">
            <text:p text:style-name="P24">Q</text:p>
          </table:table-cell>
          <table:table-cell table:style-name="Tabla5.B2" office:value-type="string">
            <text:p text:style-name="P19">Tomare té.</text:p>
          </table:table-cell>
        </table:table-row>
        <table:table-row>
          <table:table-cell table:style-name="Tabla5.A2" office:value-type="string">
            <text:p text:style-name="P24">P <text:span text:style-name="T34">→ </text:span>Q</text:p>
          </table:table-cell>
          <table:table-cell table:style-name="Tabla5.B2" office:value-type="string">
            <text:p text:style-name="P19"><text:span text:style-name="T33">Si i</text:span>ré al cine <text:span text:style-name="T33">entonces</text:span> tomare té.</text:p>
          </table:table-cell>
        </table:table-row>
      </table:table>
      <text:list text:style-name="L7">
        <text:list-item>
          <text:p text:style-name="P85">Bicondicional:</text:p>
        </text:list-item>
      </text:list>
      <text:p text:style-name="P23">En <text:span text:style-name="T33">el bicondicional, siempre que sean ambas iguales serán verdaderas. De no ser así, serán falsas.</text:span></text:p>
      <text:p text:style-name="P8">Ejemplo: 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4">P</text:p>
          </table:table-cell>
          <table:table-cell table:style-name="Tabla6.B1" office:value-type="string">
            <text:p text:style-name="P20">Iré al cine.</text:p>
          </table:table-cell>
        </table:table-row>
        <table:table-row>
          <table:table-cell table:style-name="Tabla6.A2" office:value-type="string">
            <text:p text:style-name="P24">Q</text:p>
          </table:table-cell>
          <table:table-cell table:style-name="Tabla6.B2" office:value-type="string">
            <text:p text:style-name="P20">Tomare té.</text:p>
          </table:table-cell>
        </table:table-row>
        <table:table-row table:style-name="Tabla6.3">
          <table:table-cell table:style-name="Tabla6.A2" office:value-type="string">
            <text:p text:style-name="P24">P <text:span text:style-name="T34">↔ </text:span>Q</text:p>
          </table:table-cell>
          <table:table-cell table:style-name="Tabla6.B2" office:value-type="string">
            <text:p text:style-name="P20"><text:span text:style-name="T33">I</text:span>ré al cine <text:span text:style-name="T33">si y solo si</text:span> tomare té.</text:p>
          </table:table-cell>
        </table:table-row>
      </table:table>
      <text:h text:style-name="P64" text:outline-level="2"><text:soft-page-break/><text:span text:style-name="T11">Tabla</text:span><text:span text:style-name="T12">s</text:span><text:span text:style-name="T11"> de verdad</text:span><text:span text:style-name="T16">:</text:span></text:h>
      <text:p text:style-name="P26">¿Que es una tabla de verdad? Una tabla de verdad es una herramienta que muestra todos los posibles valores de verdad de una proposición lógica o combinación de proposiciones, según los conectivos lógicos utilizados. Se utiliza para analizar y determinar la validez de un razonamiento.</text:p>
      <text:p text:style-name="P32">He aquí, las tablas: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33">Conjunción</text:p>
          </table:table-cell>
          <table:table-cell table:style-name="Tabla12.B1" office:value-type="string">
            <text:p text:style-name="P33">Disyunción</text:p>
          </table:table-cell>
        </table:table-row>
        <table:table-row>
          <table:table-cell table:style-name="Tabla12.A2" office:value-type="string">
            <table:table table:name="Tabla13" table:style-name="Tabla13">
              <table:table-column table:style-name="Tabla13.A" table:number-columns-repeated="3"/>
              <table:table-row>
                <table:table-cell table:style-name="Tabla13.A1" office:value-type="string">
                  <text:p text:style-name="P33">P</text:p>
                </table:table-cell>
                <table:table-cell table:style-name="Tabla13.A1" office:value-type="string">
                  <text:p text:style-name="P33">Q</text:p>
                </table:table-cell>
                <table:table-cell table:style-name="Tabla13.C1" office:value-type="string">
                  <text:p text:style-name="P21">P <text:span text:style-name="T31">∨ </text:span>Q</text:p>
                </table:table-cell>
              </table:table-row>
              <table:table-row>
                <table:table-cell table:style-name="Tabla13.A2" office:value-type="string">
                  <text:p text:style-name="P33">V</text:p>
                </table:table-cell>
                <table:table-cell table:style-name="Tabla13.A2" office:value-type="string">
                  <text:p text:style-name="P33">V</text:p>
                </table:table-cell>
                <table:table-cell table:style-name="Tabla13.C2" office:value-type="string">
                  <text:p text:style-name="P33">V</text:p>
                </table:table-cell>
              </table:table-row>
              <table:table-row>
                <table:table-cell table:style-name="Tabla13.A2" office:value-type="string">
                  <text:p text:style-name="P33">V</text:p>
                </table:table-cell>
                <table:table-cell table:style-name="Tabla13.A2" office:value-type="string">
                  <text:p text:style-name="P33">F</text:p>
                </table:table-cell>
                <table:table-cell table:style-name="Tabla13.C2" office:value-type="string">
                  <text:p text:style-name="P33">V</text:p>
                </table:table-cell>
              </table:table-row>
              <table:table-row>
                <table:table-cell table:style-name="Tabla13.A2" office:value-type="string">
                  <text:p text:style-name="P33">F</text:p>
                </table:table-cell>
                <table:table-cell table:style-name="Tabla13.A2" office:value-type="string">
                  <text:p text:style-name="P33">V</text:p>
                </table:table-cell>
                <table:table-cell table:style-name="Tabla13.C2" office:value-type="string">
                  <text:p text:style-name="P33">V</text:p>
                </table:table-cell>
              </table:table-row>
              <table:table-row>
                <table:table-cell table:style-name="Tabla13.A2" office:value-type="string">
                  <text:p text:style-name="P33">F</text:p>
                </table:table-cell>
                <table:table-cell table:style-name="Tabla13.A2" office:value-type="string">
                  <text:p text:style-name="P33">F</text:p>
                </table:table-cell>
                <table:table-cell table:style-name="Tabla13.C2" office:value-type="string">
                  <text:p text:style-name="P33">F</text:p>
                </table:table-cell>
              </table:table-row>
            </table:table>
            <text:p text:style-name="P34"/>
          </table:table-cell>
          <table:table-cell table:style-name="Tabla12.B2" office:value-type="string">
            <table:table table:name="Tabla14" table:style-name="Tabla14">
              <table:table-column table:style-name="Tabla14.A" table:number-columns-repeated="3"/>
              <table:table-row>
                <table:table-cell table:style-name="Tabla14.A1" office:value-type="string">
                  <text:p text:style-name="P33">P</text:p>
                </table:table-cell>
                <table:table-cell table:style-name="Tabla14.A1" office:value-type="string">
                  <text:p text:style-name="P33">Q</text:p>
                </table:table-cell>
                <table:table-cell table:style-name="Tabla14.C1" office:value-type="string">
                  <text:p text:style-name="P21">P <text:span text:style-name="T31">∧ </text:span>Q</text:p>
                </table:table-cell>
              </table:table-row>
              <table:table-row>
                <table:table-cell table:style-name="Tabla14.A2" office:value-type="string">
                  <text:p text:style-name="P33">V</text:p>
                </table:table-cell>
                <table:table-cell table:style-name="Tabla14.A2" office:value-type="string">
                  <text:p text:style-name="P33">V</text:p>
                </table:table-cell>
                <table:table-cell table:style-name="Tabla14.C2" office:value-type="string">
                  <text:p text:style-name="P33">V</text:p>
                </table:table-cell>
              </table:table-row>
              <table:table-row>
                <table:table-cell table:style-name="Tabla14.A2" office:value-type="string">
                  <text:p text:style-name="P33">V</text:p>
                </table:table-cell>
                <table:table-cell table:style-name="Tabla14.A2" office:value-type="string">
                  <text:p text:style-name="P33">F</text:p>
                </table:table-cell>
                <table:table-cell table:style-name="Tabla14.C2" office:value-type="string">
                  <text:p text:style-name="P33">F</text:p>
                </table:table-cell>
              </table:table-row>
              <table:table-row>
                <table:table-cell table:style-name="Tabla14.A2" office:value-type="string">
                  <text:p text:style-name="P33">F</text:p>
                </table:table-cell>
                <table:table-cell table:style-name="Tabla14.A2" office:value-type="string">
                  <text:p text:style-name="P33">V</text:p>
                </table:table-cell>
                <table:table-cell table:style-name="Tabla14.C2" office:value-type="string">
                  <text:p text:style-name="P33">F</text:p>
                </table:table-cell>
              </table:table-row>
              <table:table-row>
                <table:table-cell table:style-name="Tabla14.A2" office:value-type="string">
                  <text:p text:style-name="P33">F</text:p>
                </table:table-cell>
                <table:table-cell table:style-name="Tabla14.A2" office:value-type="string">
                  <text:p text:style-name="P33">F</text:p>
                </table:table-cell>
                <table:table-cell table:style-name="Tabla14.C2" office:value-type="string">
                  <text:p text:style-name="P33">F</text:p>
                </table:table-cell>
              </table:table-row>
            </table:table>
            <text:p text:style-name="P34"/>
          </table:table-cell>
        </table:table-row>
        <table:table-row>
          <table:table-cell table:style-name="Tabla12.A3" office:value-type="string">
            <text:p text:style-name="P33">Condicional</text:p>
          </table:table-cell>
          <table:table-cell table:style-name="Tabla12.B3" office:value-type="string">
            <text:p text:style-name="P33">Bicondicional</text:p>
          </table:table-cell>
        </table:table-row>
        <table:table-row>
          <table:table-cell table:style-name="Tabla12.A2" office:value-type="string">
            <table:table table:name="Tabla15" table:style-name="Tabla15">
              <table:table-column table:style-name="Tabla15.A" table:number-columns-repeated="3"/>
              <table:table-row>
                <table:table-cell table:style-name="Tabla15.A1" office:value-type="string">
                  <text:p text:style-name="P33">P</text:p>
                </table:table-cell>
                <table:table-cell table:style-name="Tabla15.A1" office:value-type="string">
                  <text:p text:style-name="P33">Q</text:p>
                </table:table-cell>
                <table:table-cell table:style-name="Tabla15.C1" office:value-type="string">
                  <text:p text:style-name="P25">P <text:span text:style-name="T34">→ </text:span>Q</text:p>
                </table:table-cell>
              </table:table-row>
              <table:table-row>
                <table:table-cell table:style-name="Tabla15.A2" office:value-type="string">
                  <text:p text:style-name="P33">V</text:p>
                </table:table-cell>
                <table:table-cell table:style-name="Tabla15.A2" office:value-type="string">
                  <text:p text:style-name="P33">V</text:p>
                </table:table-cell>
                <table:table-cell table:style-name="Tabla15.C2" office:value-type="string">
                  <text:p text:style-name="P33">V</text:p>
                </table:table-cell>
              </table:table-row>
              <table:table-row>
                <table:table-cell table:style-name="Tabla15.A2" office:value-type="string">
                  <text:p text:style-name="P33">V</text:p>
                </table:table-cell>
                <table:table-cell table:style-name="Tabla15.A2" office:value-type="string">
                  <text:p text:style-name="P33">F</text:p>
                </table:table-cell>
                <table:table-cell table:style-name="Tabla15.C2" office:value-type="string">
                  <text:p text:style-name="P33">F</text:p>
                </table:table-cell>
              </table:table-row>
              <table:table-row>
                <table:table-cell table:style-name="Tabla15.A2" office:value-type="string">
                  <text:p text:style-name="P33">F</text:p>
                </table:table-cell>
                <table:table-cell table:style-name="Tabla15.A2" office:value-type="string">
                  <text:p text:style-name="P33">V</text:p>
                </table:table-cell>
                <table:table-cell table:style-name="Tabla15.C2" office:value-type="string">
                  <text:p text:style-name="P33">V</text:p>
                </table:table-cell>
              </table:table-row>
              <table:table-row>
                <table:table-cell table:style-name="Tabla15.A2" office:value-type="string">
                  <text:p text:style-name="P33">F</text:p>
                </table:table-cell>
                <table:table-cell table:style-name="Tabla15.A2" office:value-type="string">
                  <text:p text:style-name="P33">F</text:p>
                </table:table-cell>
                <table:table-cell table:style-name="Tabla15.C2" office:value-type="string">
                  <text:p text:style-name="P33">V</text:p>
                </table:table-cell>
              </table:table-row>
            </table:table>
            <text:p text:style-name="P34"/>
          </table:table-cell>
          <table:table-cell table:style-name="Tabla12.B2" office:value-type="string">
            <table:table table:name="Tabla16" table:style-name="Tabla16">
              <table:table-column table:style-name="Tabla16.A" table:number-columns-repeated="3"/>
              <table:table-row>
                <table:table-cell table:style-name="Tabla16.A1" office:value-type="string">
                  <text:p text:style-name="P33">P</text:p>
                </table:table-cell>
                <table:table-cell table:style-name="Tabla16.A1" office:value-type="string">
                  <text:p text:style-name="P33">Q</text:p>
                </table:table-cell>
                <table:table-cell table:style-name="Tabla16.C1" office:value-type="string">
                  <text:p text:style-name="P25">P <text:span text:style-name="T34">↔ </text:span>Q</text:p>
                </table:table-cell>
              </table:table-row>
              <table:table-row>
                <table:table-cell table:style-name="Tabla16.A2" office:value-type="string">
                  <text:p text:style-name="P33">V</text:p>
                </table:table-cell>
                <table:table-cell table:style-name="Tabla16.A2" office:value-type="string">
                  <text:p text:style-name="P33">V</text:p>
                </table:table-cell>
                <table:table-cell table:style-name="Tabla16.C2" office:value-type="string">
                  <text:p text:style-name="P33">V</text:p>
                </table:table-cell>
              </table:table-row>
              <table:table-row>
                <table:table-cell table:style-name="Tabla16.A2" office:value-type="string">
                  <text:p text:style-name="P33">V</text:p>
                </table:table-cell>
                <table:table-cell table:style-name="Tabla16.A2" office:value-type="string">
                  <text:p text:style-name="P33">F</text:p>
                </table:table-cell>
                <table:table-cell table:style-name="Tabla16.C2" office:value-type="string">
                  <text:p text:style-name="P33">F</text:p>
                </table:table-cell>
              </table:table-row>
              <table:table-row>
                <table:table-cell table:style-name="Tabla16.A2" office:value-type="string">
                  <text:p text:style-name="P33">F</text:p>
                </table:table-cell>
                <table:table-cell table:style-name="Tabla16.A2" office:value-type="string">
                  <text:p text:style-name="P33">V</text:p>
                </table:table-cell>
                <table:table-cell table:style-name="Tabla16.C2" office:value-type="string">
                  <text:p text:style-name="P33">F</text:p>
                </table:table-cell>
              </table:table-row>
              <table:table-row>
                <table:table-cell table:style-name="Tabla16.A2" office:value-type="string">
                  <text:p text:style-name="P33">F</text:p>
                </table:table-cell>
                <table:table-cell table:style-name="Tabla16.A2" office:value-type="string">
                  <text:p text:style-name="P33">F</text:p>
                </table:table-cell>
                <table:table-cell table:style-name="Tabla16.C2" office:value-type="string">
                  <text:p text:style-name="P33">V</text:p>
                </table:table-cell>
              </table:table-row>
            </table:table>
            <text:p text:style-name="P34"/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36">Negación</text:p>
          </table:table-cell>
        </table:table-row>
        <table:table-row>
          <table:table-cell table:style-name="Tabla7.A2" office:value-type="string"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36">P</text:p>
                </table:table-cell>
                <table:table-cell table:style-name="Tabla8.B1" office:value-type="string">
                  <text:p text:style-name="P36">¬P</text:p>
                </table:table-cell>
              </table:table-row>
              <table:table-row>
                <table:table-cell table:style-name="Tabla8.A2" office:value-type="string">
                  <text:p text:style-name="P36">V</text:p>
                </table:table-cell>
                <table:table-cell table:style-name="Tabla8.B2" office:value-type="string">
                  <text:p text:style-name="P36">F</text:p>
                </table:table-cell>
              </table:table-row>
              <table:table-row>
                <table:table-cell table:style-name="Tabla8.A2" office:value-type="string">
                  <text:p text:style-name="P36">F</text:p>
                </table:table-cell>
                <table:table-cell table:style-name="Tabla8.B2" office:value-type="string">
                  <text:p text:style-name="P36">V</text:p>
                </table:table-cell>
              </table:table-row>
            </table:table>
            <text:p text:style-name="P37"/>
          </table:table-cell>
        </table:table-row>
      </table:table>
      <text:h text:style-name="P65" text:outline-level="2" text:is-list-header="true"><text:span text:style-name="T14">T</text:span><text:span text:style-name="T13">autología, contradicción y contingencia</text:span><text:span text:style-name="T15">:</text:span></text:h>
      <text:p text:style-name="P38"><text:span text:style-name="T36">T</text:span><text:span text:style-name="T35">autología: </text:span><text:span text:style-name="T37">Son aquellas proposiciones que son verdaderas para todos los posibles valores de las variables proposicionales.</text:span></text:p>
      <text:p text:style-name="P27">Ejemplos: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8">Ejemplo 1</text:p>
          </table:table-cell>
          <table:table-cell table:style-name="Tabla9.B1" office:value-type="string">
            <text:p text:style-name="P28">Ejemplo 2</text:p>
          </table:table-cell>
        </table:table-row>
        <table:table-row>
          <table:table-cell table:style-name="Tabla9.A2" office:value-type="string">
            <table:table table:name="Tabla10" table:style-name="Tabla10">
              <table:table-column table:style-name="Tabla10.A"/>
              <table:table-column table:style-name="Tabla10.B"/>
              <table:table-row>
                <table:table-cell table:style-name="Tabla10.A1" office:value-type="string">
                  <text:p text:style-name="P41">P</text:p>
                </table:table-cell>
                <table:table-cell table:style-name="Tabla10.B1" office:value-type="string">
                  <text:p text:style-name="P41">P<text:span text:style-name="T31">∨</text:span>(¬P)</text:p>
                </table:table-cell>
              </table:table-row>
              <table:table-row>
                <table:table-cell table:style-name="Tabla10.A2" office:value-type="string">
                  <text:p text:style-name="P41">V</text:p>
                </table:table-cell>
                <table:table-cell table:style-name="Tabla10.B2" office:value-type="string">
                  <text:p text:style-name="P41">V</text:p>
                </table:table-cell>
              </table:table-row>
              <table:table-row>
                <table:table-cell table:style-name="Tabla10.A2" office:value-type="string">
                  <text:p text:style-name="P41">F</text:p>
                </table:table-cell>
                <table:table-cell table:style-name="Tabla10.B2" office:value-type="string">
                  <text:p text:style-name="P41">V</text:p>
                </table:table-cell>
              </table:table-row>
            </table:table>
            <text:p text:style-name="P34"/>
          </table:table-cell>
          <table:table-cell table:style-name="Tabla9.B2" office:value-type="string">
            <table:table table:name="Tabla20" table:style-name="Tabla20">
              <table:table-column table:style-name="Tabla20.A"/>
              <table:table-column table:style-name="Tabla20.B"/>
              <table:table-row>
                <table:table-cell table:style-name="Tabla20.A1" office:value-type="string">
                  <text:p text:style-name="P42">P</text:p>
                </table:table-cell>
                <table:table-cell table:style-name="Tabla20.B1" office:value-type="string">
                  <text:p text:style-name="P42">P<text:span text:style-name="T31">∨</text:span>(¬(P<text:span text:style-name="T31">∧</text:span>P))</text:p>
                </table:table-cell>
              </table:table-row>
              <table:table-row>
                <table:table-cell table:style-name="Tabla20.A2" office:value-type="string">
                  <text:p text:style-name="P42">V</text:p>
                </table:table-cell>
                <table:table-cell table:style-name="Tabla20.B2" office:value-type="string">
                  <text:p text:style-name="P42">V</text:p>
                </table:table-cell>
              </table:table-row>
              <table:table-row>
                <table:table-cell table:style-name="Tabla20.A2" office:value-type="string">
                  <text:p text:style-name="P42">F</text:p>
                </table:table-cell>
                <table:table-cell table:style-name="Tabla20.B2" office:value-type="string">
                  <text:p text:style-name="P42">V</text:p>
                </table:table-cell>
              </table:table-row>
            </table:table>
            <text:p text:style-name="P34"/>
          </table:table-cell>
        </table:table-row>
      </table:table>
      <text:p text:style-name="P39"><text:span text:style-name="T35">Contradicción: </text:span><text:span text:style-name="T37">Son aquellas proposiciones que son falsas para todos los posibles valores de las variables proposicionales.</text:span></text:p>
      <text:p text:style-name="P40"><text:span text:style-name="T35">Ejemplo</text:span><text:span text:style-name="T38">s</text:span><text:span text:style-name="T35">:</text:span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9">Ejemplo 1</text:p>
          </table:table-cell>
          <table:table-cell table:style-name="Tabla11.B1" office:value-type="string">
            <text:p text:style-name="P29">Ejemplo 2</text:p>
          </table:table-cell>
        </table:table-row>
        <table:table-row>
          <table:table-cell table:style-name="Tabla11.A2" office:value-type="string">
            <table:table table:name="Tabla17" table:style-name="Tabla17">
              <table:table-column table:style-name="Tabla17.A"/>
              <table:table-column table:style-name="Tabla17.B"/>
              <table:table-row>
                <table:table-cell table:style-name="Tabla17.A1" office:value-type="string">
                  <text:p text:style-name="P41">P</text:p>
                </table:table-cell>
                <table:table-cell table:style-name="Tabla17.B1" office:value-type="string">
                  <text:p text:style-name="P41">P<text:span text:style-name="T31">∧</text:span>(¬P)</text:p>
                </table:table-cell>
              </table:table-row>
              <table:table-row>
                <table:table-cell table:style-name="Tabla17.A2" office:value-type="string">
                  <text:p text:style-name="P41">V</text:p>
                </table:table-cell>
                <table:table-cell table:style-name="Tabla17.B2" office:value-type="string">
                  <text:p text:style-name="P41">F</text:p>
                </table:table-cell>
              </table:table-row>
              <table:table-row>
                <table:table-cell table:style-name="Tabla17.A2" office:value-type="string">
                  <text:p text:style-name="P41">F</text:p>
                </table:table-cell>
                <table:table-cell table:style-name="Tabla17.B2" office:value-type="string">
                  <text:p text:style-name="P41">F</text:p>
                </table:table-cell>
              </table:table-row>
            </table:table>
            <text:p text:style-name="P35"/>
          </table:table-cell>
          <table:table-cell table:style-name="Tabla11.B2" office:value-type="string">
            <table:table table:name="Tabla21" table:style-name="Tabla21">
              <table:table-column table:style-name="Tabla21.A"/>
              <table:table-column table:style-name="Tabla21.B"/>
              <table:table-row>
                <table:table-cell table:style-name="Tabla21.A1" office:value-type="string">
                  <text:p text:style-name="P42">P</text:p>
                </table:table-cell>
                <table:table-cell table:style-name="Tabla21.B1" office:value-type="string">
                  <text:p text:style-name="P42">¬P<text:span text:style-name="T31">∧</text:span>(P<text:span text:style-name="T31">∧</text:span>P)</text:p>
                </table:table-cell>
              </table:table-row>
              <table:table-row>
                <table:table-cell table:style-name="Tabla21.A2" office:value-type="string">
                  <text:p text:style-name="P42">V</text:p>
                </table:table-cell>
                <table:table-cell table:style-name="Tabla21.B2" office:value-type="string">
                  <text:p text:style-name="P42">F</text:p>
                </table:table-cell>
              </table:table-row>
              <table:table-row>
                <table:table-cell table:style-name="Tabla21.A2" office:value-type="string">
                  <text:p text:style-name="P42">F</text:p>
                </table:table-cell>
                <table:table-cell table:style-name="Tabla21.B2" office:value-type="string">
                  <text:p text:style-name="P42">F</text:p>
                </table:table-cell>
              </table:table-row>
            </table:table>
            <text:p text:style-name="P35"/>
          </table:table-cell>
        </table:table-row>
      </table:table>
      <text:p text:style-name="P39"><text:span text:style-name="T35">Contingencia: </text:span><text:span text:style-name="T37">Son aquellas proposiciones que no son ni verdaderas ni falsas.</text:span></text:p>
      <text:p text:style-name="P27"><text:soft-page-break/>Ejemplo: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29">Ejemplo 1</text:p>
          </table:table-cell>
          <table:table-cell table:style-name="Tabla18.B1" office:value-type="string">
            <text:p text:style-name="P29">Ejemplo 2</text:p>
          </table:table-cell>
        </table:table-row>
        <table:table-row>
          <table:table-cell table:style-name="Tabla18.A2" office:value-type="string">
            <table:table table:name="Tabla19" table:style-name="Tabla19">
              <table:table-column table:style-name="Tabla19.A"/>
              <table:table-column table:style-name="Tabla19.B"/>
              <table:table-row>
                <table:table-cell table:style-name="Tabla19.A1" office:value-type="string">
                  <text:p text:style-name="P41">P</text:p>
                </table:table-cell>
                <table:table-cell table:style-name="Tabla19.B1" office:value-type="string">
                  <text:p text:style-name="P41"><text:span text:style-name="T46">¬</text:span>P</text:p>
                </table:table-cell>
              </table:table-row>
              <table:table-row>
                <table:table-cell table:style-name="Tabla19.A2" office:value-type="string">
                  <text:p text:style-name="P41">V</text:p>
                </table:table-cell>
                <table:table-cell table:style-name="Tabla19.B2" office:value-type="string">
                  <text:p text:style-name="P42">F</text:p>
                </table:table-cell>
              </table:table-row>
              <table:table-row>
                <table:table-cell table:style-name="Tabla19.A2" office:value-type="string">
                  <text:p text:style-name="P41">F</text:p>
                </table:table-cell>
                <table:table-cell table:style-name="Tabla19.B2" office:value-type="string">
                  <text:p text:style-name="P42">V</text:p>
                </table:table-cell>
              </table:table-row>
            </table:table>
            <text:p text:style-name="P35"/>
          </table:table-cell>
          <table:table-cell table:style-name="Tabla18.B2" office:value-type="string">
            <table:table table:name="Tabla22" table:style-name="Tabla22">
              <table:table-column table:style-name="Tabla22.A"/>
              <table:table-column table:style-name="Tabla22.B"/>
              <table:table-row>
                <table:table-cell table:style-name="Tabla22.A1" office:value-type="string">
                  <text:p text:style-name="P42">P</text:p>
                </table:table-cell>
                <table:table-cell table:style-name="Tabla22.B1" office:value-type="string">
                  <text:p text:style-name="P42">P<text:span text:style-name="T31">∧</text:span>P</text:p>
                </table:table-cell>
              </table:table-row>
              <table:table-row>
                <table:table-cell table:style-name="Tabla22.A2" office:value-type="string">
                  <text:p text:style-name="P42">V</text:p>
                </table:table-cell>
                <table:table-cell table:style-name="Tabla22.B2" office:value-type="string">
                  <text:p text:style-name="P42">V</text:p>
                </table:table-cell>
              </table:table-row>
              <table:table-row>
                <table:table-cell table:style-name="Tabla22.A2" office:value-type="string">
                  <text:p text:style-name="P42">F</text:p>
                </table:table-cell>
                <table:table-cell table:style-name="Tabla22.B2" office:value-type="string">
                  <text:p text:style-name="P42">F</text:p>
                </table:table-cell>
              </table:table-row>
            </table:table>
            <text:p text:style-name="P35"/>
          </table:table-cell>
        </table:table-row>
      </table:table>
      <text:h text:style-name="P70" text:outline-level="2"><text:span text:style-name="T21">Cuantificadores lógicos</text:span><text:span text:style-name="T19">:</text:span></text:h>
      <text:p text:style-name="P2">¿Que es un <text:span text:style-name="T47">cuantificador lógico</text:span>? <text:span text:style-name="T47">Un cuantificador lógico es un </text:span>símbolo <text:span text:style-name="T47">utilizado en la lógica para indicar la cantidad de elementos de un dominio que cumplen con una cierta condición o propiedad. Los cuantificadores son fundamentales para expresar enunciados sobre conjuntos de objetos de manera precisa.</text:span></text:p>
      <text:p text:style-name="P43">Tipos:</text:p>
      <text:list text:style-name="L8">
        <text:list-item>
          <text:p text:style-name="P87"><text:span text:style-name="Strong_20_Emphasis"><text:span text:style-name="T39">Cuantificador universal (∀)</text:span></text:span><text:span text:style-name="T39">:</text:span></text:p>
        </text:list-item>
      </text:list>
      <text:p text:style-name="P30">Este cuantificador significa “Para todo x”, “Para cada x”, “Para cualquier x”, “Sean todos x”. </text:p>
      <text:p text:style-name="P44"><text:span text:style-name="Strong_20_Emphasis"><text:span text:style-name="T40">Se utilizaría de tal manera: </text:span></text:span><text:span text:style-name="Strong_20_Emphasis"><text:span text:style-name="T39">∀</text:span></text:span><text:span text:style-name="Strong_20_Emphasis"><text:span text:style-name="T41">x, H(x)</text:span></text:span><text:span text:style-name="Strong_20_Emphasis"><text:span text:style-name="T45">→</text:span></text:span><text:span text:style-name="Strong_20_Emphasis"><text:span text:style-name="T41">S(x). </text:span></text:span><text:span text:style-name="Strong_20_Emphasis"><text:span text:style-name="T40">En el ejemplo se entiende mejor.</text:span></text:span></text:p>
      <text:list text:continue-numbering="true" text:style-name="L8">
        <text:list-item>
          <text:p text:style-name="P87"><text:span text:style-name="Strong_20_Emphasis"><text:span text:style-name="T39">Cuantificador existencial (∃)</text:span></text:span><text:span text:style-name="T39">:</text:span></text:p>
        </text:list-item>
      </text:list>
      <text:p text:style-name="P30">Este cuantificador significa “Existe algún x”, “Algunos x”, “Existe por lo menos un x”. </text:p>
      <text:p text:style-name="P45"><text:span text:style-name="Strong_20_Emphasis"><text:span text:style-name="T40">Se utilizaría de tal manera: </text:span></text:span><text:span text:style-name="Strong_20_Emphasis"><text:span text:style-name="T39">∃</text:span></text:span><text:span text:style-name="Strong_20_Emphasis"><text:span text:style-name="T42">x, N(x)</text:span></text:span><text:span text:style-name="Strong_20_Emphasis"><text:span text:style-name="T43">∧</text:span></text:span><text:span text:style-name="Strong_20_Emphasis"><text:span text:style-name="T42">¬(T(x))</text:span></text:span><text:span text:style-name="Strong_20_Emphasis"><text:span text:style-name="T41">. </text:span></text:span><text:span text:style-name="Strong_20_Emphasis"><text:span text:style-name="T40">En el ejemplo se entiende mejor.</text:span></text:span></text:p>
      <text:p text:style-name="P48"><text:span text:style-name="T39"/></text:p>
      <text:p text:style-name="P48"><text:span text:style-name="T39"/></text:p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49">Todos los hombres son de San Lorenzo.</text:p>
          </table:table-cell>
          <table:table-cell table:style-name="Tabla23.B1" office:value-type="string">
            <text:p text:style-name="P49">Algunas niñ<text:span text:style-name="T48">os no toman té</text:span>.</text:p>
          </table:table-cell>
        </table:table-row>
        <table:table-row>
          <table:table-cell table:style-name="Tabla23.A2" office:value-type="string">
            <table:table table:name="Tabla24" table:style-name="Tabla24">
              <table:table-column table:style-name="Tabla24.A"/>
              <table:table-column table:style-name="Tabla24.B"/>
              <table:table-row>
                <table:table-cell table:style-name="Tabla24.A1" office:value-type="string">
                  <text:p text:style-name="P49">H(x)</text:p>
                </table:table-cell>
                <table:table-cell table:style-name="Tabla24.B1" office:value-type="string">
                  <text:p text:style-name="P49">x es hombre</text:p>
                </table:table-cell>
              </table:table-row>
              <table:table-row>
                <table:table-cell table:style-name="Tabla24.A2" office:value-type="string">
                  <text:p text:style-name="P49">S(x)</text:p>
                </table:table-cell>
                <table:table-cell table:style-name="Tabla24.B2" office:value-type="string">
                  <text:p text:style-name="P49">x es de San Lorenzo</text:p>
                </table:table-cell>
              </table:table-row>
            </table:table>
            <text:p text:style-name="P34"/>
          </table:table-cell>
          <table:table-cell table:style-name="Tabla23.B2" office:value-type="string">
            <table:table table:name="Tabla25" table:style-name="Tabla25">
              <table:table-column table:style-name="Tabla25.A"/>
              <table:table-column table:style-name="Tabla25.B"/>
              <table:table-row>
                <table:table-cell table:style-name="Tabla25.A1" office:value-type="string">
                  <text:p text:style-name="P49">N(x)</text:p>
                </table:table-cell>
                <table:table-cell table:style-name="Tabla25.B1" office:value-type="string">
                  <text:p text:style-name="P50">x es niño</text:p>
                </table:table-cell>
              </table:table-row>
              <table:table-row>
                <table:table-cell table:style-name="Tabla25.A2" office:value-type="string">
                  <text:p text:style-name="P49"><text:span text:style-name="T48">T</text:span>(x)</text:p>
                </table:table-cell>
                <table:table-cell table:style-name="Tabla25.B2" office:value-type="string">
                  <text:p text:style-name="P50">x toma té</text:p>
                </table:table-cell>
              </table:table-row>
            </table:table>
            <text:p text:style-name="P34"/>
          </table:table-cell>
        </table:table-row>
        <table:table-row>
          <table:table-cell table:style-name="Tabla23.A3" office:value-type="string">
            <text:p text:style-name="P46"><text:span text:style-name="Strong_20_Emphasis"><text:span text:style-name="T39">∀</text:span></text:span><text:span text:style-name="Strong_20_Emphasis"><text:span text:style-name="T41">x, H(x)</text:span></text:span><text:span text:style-name="Strong_20_Emphasis"><text:span text:style-name="T45">→</text:span></text:span><text:span text:style-name="Strong_20_Emphasis"><text:span text:style-name="T41">S(x)</text:span></text:span></text:p>
          </table:table-cell>
          <table:table-cell table:style-name="Tabla23.B3" office:value-type="string">
            <text:p text:style-name="P47"><text:span text:style-name="Strong_20_Emphasis"><text:span text:style-name="T39">∃</text:span></text:span><text:span text:style-name="Strong_20_Emphasis"><text:span text:style-name="T42">x, N(x)</text:span></text:span><text:span text:style-name="Strong_20_Emphasis"><text:span text:style-name="T43">∧</text:span></text:span><text:span text:style-name="Strong_20_Emphasis"><text:span text:style-name="T42">¬(T(x))</text:span></text:span></text:p>
          </table:table-cell>
        </table:table-row>
      </table:table>
      <text:h text:style-name="P66" text:outline-level="2"><text:span text:style-name="T4">Compuertas</text:span><text:span text:style-name="T5"> </text:span><text:span text:style-name="T6">l</text:span><text:span text:style-name="T5">ógicas</text:span>:</text:h>
      <text:p text:style-name="P53"><text:span text:style-name="T23">¿</text:span><text:span text:style-name="T24">Que es una compuerta lógica? </text:span><text:span text:style-name="T44">Una compuerta lógica es un componente básico de la electrónica digital que realiza una operación lógica específica sobre una o más entradas binarias (0 o 1) y produce una salida binaria basada en las reglas de la operación</text:span><text:span text:style-name="T23">.</text:span></text:p>
      <text:p text:style-name="P58"><text:span text:style-name="T23">E</text:span><text:span text:style-name="T22">stán las predeterminadas de lógica simbólica y sus versiones negadas y exclusivos, ahora veremos todos sus tipos y funcionamientos.</text:span></text:p>
      <text:list text:style-name="L9">
        <text:list-item>
          <text:p text:style-name="P86">NOT</text:p>
        </text:list-item>
      </text:list>
      <text:p text:style-name="P31">El NOT funciona como la negación. Y su expresión lógica es Z= ¬A.</text:p>
      <text:list text:continue-numbering="true" text:style-name="L9">
        <text:list-item>
          <text:p text:style-name="P86">OR</text:p>
        </text:list-item>
      </text:list>
      <text:p text:style-name="P59"><text:span text:style-name="T22">El </text:span><text:span text:style-name="T25">OR</text:span><text:span text:style-name="T22"> funciona como la </text:span><text:span text:style-name="T25">c</text:span><text:span text:style-name="T26">onjunción</text:span><text:span text:style-name="T22">. Y su expresión lógica es Z= A</text:span><text:span text:style-name="T27">∨</text:span><text:span text:style-name="T25">B = A+B</text:span><text:span text:style-name="T22">.</text:span></text:p>
      <text:list text:continue-numbering="true" text:style-name="L9">
        <text:list-item>
          <text:p text:style-name="P86">AND</text:p>
        </text:list-item>
      </text:list>
      <text:p text:style-name="P59"><text:span text:style-name="T22">El </text:span><text:span text:style-name="T25">AND</text:span><text:span text:style-name="T22"> funciona como la </text:span><text:span text:style-name="T25">disyunción</text:span><text:span text:style-name="T22">. Y su expresión lógica es Z= A</text:span><text:span text:style-name="T27">∧</text:span><text:span text:style-name="T25">B = A*B</text:span><text:span text:style-name="T22">.</text:span></text:p>
      <text:list text:continue-numbering="true" text:style-name="L9">
        <text:list-item>
          <text:p text:style-name="P86">NAND</text:p>
        </text:list-item>
      </text:list>
      <text:p text:style-name="P59"><text:span text:style-name="T22">El NAND funciona como la negación. Y su expresión lógica es Z= ¬</text:span><text:span text:style-name="T25">(</text:span><text:span text:style-name="T22">A</text:span><text:span text:style-name="T27">∧</text:span><text:span text:style-name="T25">B) = ¬(A*B)</text:span><text:span text:style-name="T22">.</text:span></text:p>
      <text:list text:continue-numbering="true" text:style-name="L9">
        <text:list-item>
          <text:p text:style-name="P86">NOR</text:p>
        </text:list-item>
      </text:list>
      <text:p text:style-name="P59"><text:span text:style-name="T22">El NOR funciona como la negación. Y su expresión lógica es Z= </text:span><text:span text:style-name="T25">¬(</text:span><text:span text:style-name="T22">A</text:span><text:span text:style-name="T27">∨</text:span><text:span text:style-name="T25">B) = ¬(A+B)</text:span><text:span text:style-name="T22">.</text:span></text:p>
      <text:list text:continue-numbering="true" text:style-name="L9">
        <text:list-item>
          <text:p text:style-name="P86">XOR</text:p>
        </text:list-item>
      </text:list>
      <text:p text:style-name="P54"><text:span text:style-name="T28">El XOR funciona como la negación. Y su expresión lógica es Z= A</text:span><text:span text:style-name="T22">⊕</text:span><text:span text:style-name="T25">B</text:span><text:span text:style-name="T28">.</text:span></text:p>
      <text:list text:continue-numbering="true" text:style-name="L9">
        <text:list-item>
          <text:p text:style-name="P86">XNOR</text:p>
        </text:list-item>
      </text:list>
      <text:p text:style-name="P54"><text:soft-page-break/><text:span text:style-name="T28">El XNOR funciona como la negación. Y su expresión lógica es Z= ¬</text:span><text:span text:style-name="T25">(A⊕B)</text:span><text:span text:style-name="T28">.</text:span></text:p>
      <text:h text:style-name="P67" text:outline-level="2"><text:span text:style-name="T6">Circuito</text:span><text:span text:style-name="T7">s</text:span><text:span text:style-name="T5"> </text:span><text:span text:style-name="T6">l</text:span><text:span text:style-name="T5">ógic</text:span><text:span text:style-name="T6">o</text:span><text:span text:style-name="T7">s</text:span>:</text:h>
      <text:p text:style-name="P55"><text:span text:style-name="T23">¿</text:span><text:span text:style-name="T24">Que es un </text:span><text:span text:style-name="T25">circuito lógico</text:span><text:span text:style-name="T24">? </text:span><text:span text:style-name="T25">Un circuito lógico es un conjunto de compuertas lógicas interconectadas que juntas realizan sus operaciones especificas basadas en reglas lógicas. Toman claramente señales de entrada binaria (0 o 1) hasta su salida que también lo es.</text:span></text:p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15">NAND</text:p>
          </table:table-cell>
          <table:table-cell table:style-name="Tabla26.B1" office:value-type="string">
            <text:p text:style-name="P15">NOR</text:p>
          </table:table-cell>
        </table:table-row>
        <table:table-row>
          <table:table-cell table:style-name="Tabla26.A2" office:value-type="string">
            <table:table table:name="Tabla27" table:style-name="Tabla27">
              <table:table-column table:style-name="Tabla27.A" table:number-columns-repeated="3"/>
              <table:table-row>
                <table:table-cell table:style-name="Tabla27.A1" office:value-type="string">
                  <text:p text:style-name="P61">A</text:p>
                </table:table-cell>
                <table:table-cell table:style-name="Tabla27.A1" office:value-type="string">
                  <text:p text:style-name="P61">B</text:p>
                </table:table-cell>
                <table:table-cell table:style-name="Tabla27.C1" office:value-type="string">
                  <text:p text:style-name="P60"><text:span text:style-name="T29">¬</text:span><text:span text:style-name="T25">(A*B)</text:span></text:p>
                </table:table-cell>
              </table:table-row>
              <table:table-row>
                <table:table-cell table:style-name="Tabla27.A2" office:value-type="string">
                  <text:p text:style-name="P61">V</text:p>
                </table:table-cell>
                <table:table-cell table:style-name="Tabla27.A2" office:value-type="string">
                  <text:p text:style-name="P61">V</text:p>
                </table:table-cell>
                <table:table-cell table:style-name="Tabla27.C2" office:value-type="string">
                  <text:p text:style-name="P61">V</text:p>
                </table:table-cell>
              </table:table-row>
              <table:table-row>
                <table:table-cell table:style-name="Tabla27.A2" office:value-type="string">
                  <text:p text:style-name="P61">V</text:p>
                </table:table-cell>
                <table:table-cell table:style-name="Tabla27.A2" office:value-type="string">
                  <text:p text:style-name="P61">F</text:p>
                </table:table-cell>
                <table:table-cell table:style-name="Tabla27.C2" office:value-type="string">
                  <text:p text:style-name="P61">V</text:p>
                </table:table-cell>
              </table:table-row>
              <table:table-row table:style-name="Tabla27.4">
                <table:table-cell table:style-name="Tabla27.A2" office:value-type="string">
                  <text:p text:style-name="P61">F</text:p>
                </table:table-cell>
                <table:table-cell table:style-name="Tabla27.A2" office:value-type="string">
                  <text:p text:style-name="P61">V</text:p>
                </table:table-cell>
                <table:table-cell table:style-name="Tabla27.C2" office:value-type="string">
                  <text:p text:style-name="P61">V</text:p>
                </table:table-cell>
              </table:table-row>
              <table:table-row>
                <table:table-cell table:style-name="Tabla27.A2" office:value-type="string">
                  <text:p text:style-name="P61">F</text:p>
                </table:table-cell>
                <table:table-cell table:style-name="Tabla27.A2" office:value-type="string">
                  <text:p text:style-name="P61">F</text:p>
                </table:table-cell>
                <table:table-cell table:style-name="Tabla27.C2" office:value-type="string">
                  <text:p text:style-name="P61">F</text:p>
                </table:table-cell>
              </table:table-row>
            </table:table>
            <text:p text:style-name="P56"/>
          </table:table-cell>
          <table:table-cell table:style-name="Tabla26.B2" office:value-type="string">
            <table:table table:name="Tabla29" table:style-name="Tabla29">
              <table:table-column table:style-name="Tabla29.A" table:number-columns-repeated="3"/>
              <table:table-row>
                <table:table-cell table:style-name="Tabla29.A1" office:value-type="string">
                  <text:p text:style-name="P61">A</text:p>
                </table:table-cell>
                <table:table-cell table:style-name="Tabla29.A1" office:value-type="string">
                  <text:p text:style-name="P61">B</text:p>
                </table:table-cell>
                <table:table-cell table:style-name="Tabla29.C1" office:value-type="string">
                  <text:p text:style-name="P60"><text:span text:style-name="T29">¬</text:span><text:span text:style-name="T25">(A</text:span><text:span text:style-name="T29">+</text:span><text:span text:style-name="T25">B)</text:span></text:p>
                </table:table-cell>
              </table:table-row>
              <table:table-row>
                <table:table-cell table:style-name="Tabla29.A2" office:value-type="string">
                  <text:p text:style-name="P61">V</text:p>
                </table:table-cell>
                <table:table-cell table:style-name="Tabla29.A2" office:value-type="string">
                  <text:p text:style-name="P61">V</text:p>
                </table:table-cell>
                <table:table-cell table:style-name="Tabla29.C2" office:value-type="string">
                  <text:p text:style-name="P61">F</text:p>
                </table:table-cell>
              </table:table-row>
              <table:table-row>
                <table:table-cell table:style-name="Tabla29.A2" office:value-type="string">
                  <text:p text:style-name="P61">V</text:p>
                </table:table-cell>
                <table:table-cell table:style-name="Tabla29.A2" office:value-type="string">
                  <text:p text:style-name="P61">F</text:p>
                </table:table-cell>
                <table:table-cell table:style-name="Tabla29.C2" office:value-type="string">
                  <text:p text:style-name="P61">F</text:p>
                </table:table-cell>
              </table:table-row>
              <table:table-row>
                <table:table-cell table:style-name="Tabla29.A2" office:value-type="string">
                  <text:p text:style-name="P61">F</text:p>
                </table:table-cell>
                <table:table-cell table:style-name="Tabla29.A2" office:value-type="string">
                  <text:p text:style-name="P61">V</text:p>
                </table:table-cell>
                <table:table-cell table:style-name="Tabla29.C2" office:value-type="string">
                  <text:p text:style-name="P61">F</text:p>
                </table:table-cell>
              </table:table-row>
              <table:table-row>
                <table:table-cell table:style-name="Tabla29.A2" office:value-type="string">
                  <text:p text:style-name="P61">F</text:p>
                </table:table-cell>
                <table:table-cell table:style-name="Tabla29.A2" office:value-type="string">
                  <text:p text:style-name="P61">F</text:p>
                </table:table-cell>
                <table:table-cell table:style-name="Tabla29.C2" office:value-type="string">
                  <text:p text:style-name="P61">V</text:p>
                </table:table-cell>
              </table:table-row>
            </table:table>
            <text:p text:style-name="P56"/>
          </table:table-cell>
        </table:table-row>
        <table:table-row>
          <table:table-cell table:style-name="Tabla26.A3" office:value-type="string">
            <text:p text:style-name="P15">XOR</text:p>
          </table:table-cell>
          <table:table-cell table:style-name="Tabla26.B3" office:value-type="string">
            <text:p text:style-name="P15">XNOR</text:p>
          </table:table-cell>
        </table:table-row>
        <table:table-row>
          <table:table-cell table:style-name="Tabla26.A2" office:value-type="string">
            <table:table table:name="Tabla28" table:style-name="Tabla28">
              <table:table-column table:style-name="Tabla28.A" table:number-columns-repeated="3"/>
              <table:table-row>
                <table:table-cell table:style-name="Tabla28.A1" office:value-type="string">
                  <text:p text:style-name="P61">A</text:p>
                </table:table-cell>
                <table:table-cell table:style-name="Tabla28.A1" office:value-type="string">
                  <text:p text:style-name="P61">B</text:p>
                </table:table-cell>
                <table:table-cell table:style-name="Tabla28.C1" office:value-type="string">
                  <text:p text:style-name="P57"><text:span text:style-name="T28">A</text:span><text:span text:style-name="T22">⊕</text:span><text:span text:style-name="T25">B</text:span></text:p>
                </table:table-cell>
              </table:table-row>
              <table:table-row>
                <table:table-cell table:style-name="Tabla28.A2" office:value-type="string">
                  <text:p text:style-name="P61">V</text:p>
                </table:table-cell>
                <table:table-cell table:style-name="Tabla28.A2" office:value-type="string">
                  <text:p text:style-name="P61">V</text:p>
                </table:table-cell>
                <table:table-cell table:style-name="Tabla28.C2" office:value-type="string">
                  <text:p text:style-name="P61">F</text:p>
                </table:table-cell>
              </table:table-row>
              <table:table-row>
                <table:table-cell table:style-name="Tabla28.A2" office:value-type="string">
                  <text:p text:style-name="P61">V</text:p>
                </table:table-cell>
                <table:table-cell table:style-name="Tabla28.A2" office:value-type="string">
                  <text:p text:style-name="P61">F</text:p>
                </table:table-cell>
                <table:table-cell table:style-name="Tabla28.C2" office:value-type="string">
                  <text:p text:style-name="P61">V</text:p>
                </table:table-cell>
              </table:table-row>
              <table:table-row>
                <table:table-cell table:style-name="Tabla28.A2" office:value-type="string">
                  <text:p text:style-name="P61">F</text:p>
                </table:table-cell>
                <table:table-cell table:style-name="Tabla28.A2" office:value-type="string">
                  <text:p text:style-name="P61">V</text:p>
                </table:table-cell>
                <table:table-cell table:style-name="Tabla28.C2" office:value-type="string">
                  <text:p text:style-name="P61">V</text:p>
                </table:table-cell>
              </table:table-row>
              <table:table-row>
                <table:table-cell table:style-name="Tabla28.A2" office:value-type="string">
                  <text:p text:style-name="P61">F</text:p>
                </table:table-cell>
                <table:table-cell table:style-name="Tabla28.A2" office:value-type="string">
                  <text:p text:style-name="P61">F</text:p>
                </table:table-cell>
                <table:table-cell table:style-name="Tabla28.C2" office:value-type="string">
                  <text:p text:style-name="P61">F</text:p>
                </table:table-cell>
              </table:table-row>
            </table:table>
            <text:p text:style-name="P56"/>
          </table:table-cell>
          <table:table-cell table:style-name="Tabla26.B2" office:value-type="string">
            <table:table table:name="Tabla30" table:style-name="Tabla30">
              <table:table-column table:style-name="Tabla30.A" table:number-columns-repeated="3"/>
              <table:table-row>
                <table:table-cell table:style-name="Tabla30.A1" office:value-type="string">
                  <text:p text:style-name="P61">A</text:p>
                </table:table-cell>
                <table:table-cell table:style-name="Tabla30.A1" office:value-type="string">
                  <text:p text:style-name="P61">B</text:p>
                </table:table-cell>
                <table:table-cell table:style-name="Tabla30.C1" office:value-type="string">
                  <text:p text:style-name="P57"><text:span text:style-name="T28">¬</text:span><text:span text:style-name="T25">(A⊕B)</text:span></text:p>
                </table:table-cell>
              </table:table-row>
              <table:table-row>
                <table:table-cell table:style-name="Tabla30.A2" office:value-type="string">
                  <text:p text:style-name="P61">V</text:p>
                </table:table-cell>
                <table:table-cell table:style-name="Tabla30.A2" office:value-type="string">
                  <text:p text:style-name="P61">V</text:p>
                </table:table-cell>
                <table:table-cell table:style-name="Tabla30.C2" office:value-type="string">
                  <text:p text:style-name="P61">V</text:p>
                </table:table-cell>
              </table:table-row>
              <table:table-row>
                <table:table-cell table:style-name="Tabla30.A2" office:value-type="string">
                  <text:p text:style-name="P61">V</text:p>
                </table:table-cell>
                <table:table-cell table:style-name="Tabla30.A2" office:value-type="string">
                  <text:p text:style-name="P61">F</text:p>
                </table:table-cell>
                <table:table-cell table:style-name="Tabla30.C2" office:value-type="string">
                  <text:p text:style-name="P61">F</text:p>
                </table:table-cell>
              </table:table-row>
              <table:table-row>
                <table:table-cell table:style-name="Tabla30.A2" office:value-type="string">
                  <text:p text:style-name="P61">F</text:p>
                </table:table-cell>
                <table:table-cell table:style-name="Tabla30.A2" office:value-type="string">
                  <text:p text:style-name="P61">V</text:p>
                </table:table-cell>
                <table:table-cell table:style-name="Tabla30.C2" office:value-type="string">
                  <text:p text:style-name="P61">F</text:p>
                </table:table-cell>
              </table:table-row>
              <table:table-row>
                <table:table-cell table:style-name="Tabla30.A2" office:value-type="string">
                  <text:p text:style-name="P61">F</text:p>
                </table:table-cell>
                <table:table-cell table:style-name="Tabla30.A2" office:value-type="string">
                  <text:p text:style-name="P61">F</text:p>
                </table:table-cell>
                <table:table-cell table:style-name="Tabla30.C2" office:value-type="string">
                  <text:p text:style-name="P61">V</text:p>
                </table:table-cell>
              </table:table-row>
            </table:table>
            <text:p text:style-name="P56"/>
          </table:table-cell>
        </table:table-row>
      </table:table>
      <text:p text:style-name="P54"><text:span text:style-name="T2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19:45:27.364353745</meta:creation-date>
    <dc:date>2024-12-27T19:20:56.075536615</dc:date>
    <meta:editing-duration>PT1H34M57S</meta:editing-duration>
    <meta:editing-cycles>6</meta:editing-cycles>
    <meta:generator>LibreOffice/24.2.5.2$Linux_X86_64 LibreOffice_project/420$Build-2</meta:generator>
    <meta:print-date>2024-12-25T19:48:19.218667866</meta:print-date>
    <meta:printed-by>Archivos PDF</meta:printed-by>
    <meta:document-statistic meta:table-count="31" meta:image-count="1" meta:object-count="1" meta:page-count="5" meta:paragraph-count="329" meta:word-count="1186" meta:character-count="6126" meta:non-whitespace-character-count="5277"/>
  </office:meta>
</office:document-meta>
</file>

<file path=Object 1/content.xml><?xml version="1.0" encoding="utf-8"?>
<math xmlns="http://www.w3.org/1998/Math/MathML" display="block">
  <semantics>
    <mrow>
      <mi>p</mi>
      <mi>,</mi>
      <mi>q</mi>
      <mi>,</mi>
      <mi>v</mi>
      <mi>,</mi>
      <mi>s</mi>
      <mi>,</mi>
      <mi>t</mi>
      <mi>,</mi>
      <mn>..</mn>
      <mi>.</mi>
    </mrow>
    <annotation encoding="StarMath 5.0">p, q, v, s, t, ...</annotation>
  </semantics>
</math>
</file>